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data" style:family="table" style:master-page-name="Default">
      <style:table-properties style:width="6.925in" style:page-number="auto" table:align="margins" table:display="true" style:writing-mode="lr-tb"/>
    </style:style>
    <style:style style:name="data.A" style:family="table-column">
      <style:table-column-properties style:column-width="0.8292in" style:rel-column-width="7844*"/>
    </style:style>
    <style:style style:name="data.B" style:family="table-column">
      <style:table-column-properties style:column-width="1.4819in" style:rel-column-width="14024*"/>
    </style:style>
    <style:style style:name="data.C" style:family="table-column">
      <style:table-column-properties style:column-width="0.459in" style:rel-column-width="4341*"/>
    </style:style>
    <style:style style:name="data.D" style:family="table-column">
      <style:table-column-properties style:column-width="0.3715in" style:rel-column-width="3515*"/>
    </style:style>
    <style:style style:name="data.E" style:family="table-column">
      <style:table-column-properties style:column-width="1.0201in" style:rel-column-width="9654*"/>
    </style:style>
    <style:style style:name="data.F" style:family="table-column">
      <style:table-column-properties style:column-width="0.5417in" style:rel-column-width="5129*"/>
    </style:style>
    <style:style style:name="data.H" style:family="table-column">
      <style:table-column-properties style:column-width="1.1743in" style:rel-column-width="11110*"/>
    </style:style>
    <style:style style:name="data.I" style:family="table-column">
      <style:table-column-properties style:column-width="0.3632in" style:rel-column-width="3436*"/>
    </style:style>
    <style:style style:name="data.J" style:family="table-column">
      <style:table-column-properties style:column-width="0.3132in" style:rel-column-width="2967*"/>
    </style:style>
    <style:style style:name="data.1" style:family="table-row">
      <style:table-row-properties style:row-height="0.1778in" fo:break-before="auto" style:use-optimal-row-height="true"/>
    </style:style>
    <style:style style:name="data.J1" style:family="table-cell" style:data-style-name="N49"/>
    <style:style style:name="P1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06c302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ata" table:style-name="data">
        <table:table-column table:style-name="data.A"/>
        <table:table-column table:style-name="data.B"/>
        <table:table-column table:style-name="data.C"/>
        <table:table-column table:style-name="data.D"/>
        <table:table-column table:style-name="data.E"/>
        <table:table-column table:style-name="data.F"/>
        <table:table-column table:style-name="data.D"/>
        <table:table-column table:style-name="data.H"/>
        <table:table-column table:style-name="data.I"/>
        <table:table-column table:style-name="data.J"/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25173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981722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78685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48401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632739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28641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396221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38946</text:p>
          </table:table-cell>
          <table:table-cell table:style-name="data.J1" office:value-type="date" office:date-value="2023-09-01">
            <text:p text:style-name="P1">2023-09-0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47056</text:p>
          </table:table-cell>
          <table:table-cell table:style-name="data.J1" office:value-type="date" office:date-value="2023-09-02">
            <text:p text:style-name="P1">2023-09-0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18028</text:p>
          </table:table-cell>
          <table:table-cell table:style-name="data.J1" office:value-type="date" office:date-value="2023-09-02">
            <text:p text:style-name="P1">2023-09-0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17638</text:p>
          </table:table-cell>
          <table:table-cell table:style-name="data.J1" office:value-type="date" office:date-value="2023-09-03">
            <text:p text:style-name="P1">2023-09-0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08917</text:p>
          </table:table-cell>
          <table:table-cell table:style-name="data.J1" office:value-type="date" office:date-value="2023-09-03">
            <text:p text:style-name="P1">2023-09-0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81946</text:p>
          </table:table-cell>
          <table:table-cell table:style-name="data.J1" office:value-type="date" office:date-value="2023-09-03">
            <text:p text:style-name="P1">2023-09-0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63714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228412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06303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354729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94367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97373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86604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62054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76598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27119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54595</text:p>
          </table:table-cell>
          <table:table-cell table:style-name="data.J1" office:value-type="date" office:date-value="2023-09-04">
            <text:p text:style-name="P1">2023-09-0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109852</text:p>
          </table:table-cell>
          <table:table-cell table:style-name="data.J1" office:value-type="date" office:date-value="2023-09-05">
            <text:p text:style-name="P1">2023-09-0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868478</text:p>
          </table:table-cell>
          <table:table-cell table:style-name="data.J1" office:value-type="date" office:date-value="2023-09-05">
            <text:p text:style-name="P1">2023-09-0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88852</text:p>
          </table:table-cell>
          <table:table-cell table:style-name="data.J1" office:value-type="date" office:date-value="2023-09-05">
            <text:p text:style-name="P1">2023-09-0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27573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25654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55349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573375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58083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99667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39754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27998</text:p>
          </table:table-cell>
          <table:table-cell table:style-name="data.J1" office:value-type="date" office:date-value="2023-09-06">
            <text:p text:style-name="P1">2023-09-0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09194</text:p>
          </table:table-cell>
          <table:table-cell table:style-name="data.J1" office:value-type="date" office:date-value="2023-09-07">
            <text:p text:style-name="P1">2023-09-0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41678</text:p>
          </table:table-cell>
          <table:table-cell table:style-name="data.J1" office:value-type="date" office:date-value="2023-09-07">
            <text:p text:style-name="P1">2023-09-0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19336</text:p>
          </table:table-cell>
          <table:table-cell table:style-name="data.J1" office:value-type="date" office:date-value="2023-09-07">
            <text:p text:style-name="P1">2023-09-0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05370</text:p>
          </table:table-cell>
          <table:table-cell table:style-name="data.J1" office:value-type="date" office:date-value="2023-09-07">
            <text:p text:style-name="P1">2023-09-0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147567</text:p>
          </table:table-cell>
          <table:table-cell table:style-name="data.J1" office:value-type="date" office:date-value="2023-09-07">
            <text:p text:style-name="P1">2023-09-0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68729</text:p>
          </table:table-cell>
          <table:table-cell table:style-name="data.J1" office:value-type="date" office:date-value="2023-09-08">
            <text:p text:style-name="P1">2023-09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94628</text:p>
          </table:table-cell>
          <table:table-cell table:style-name="data.J1" office:value-type="date" office:date-value="2023-09-08">
            <text:p text:style-name="P1">2023-09-0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83448</text:p>
          </table:table-cell>
          <table:table-cell table:style-name="data.J1" office:value-type="date" office:date-value="2023-09-08">
            <text:p text:style-name="P1">2023-09-08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84838</text:p>
          </table:table-cell>
          <table:table-cell table:style-name="data.J1" office:value-type="date" office:date-value="2023-09-08">
            <text:p text:style-name="P1">2023-09-0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56827</text:p>
          </table:table-cell>
          <table:table-cell table:style-name="data.J1" office:value-type="date" office:date-value="2023-09-08">
            <text:p text:style-name="P1">2023-09-08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60919</text:p>
          </table:table-cell>
          <table:table-cell table:style-name="data.J1" office:value-type="date" office:date-value="2023-09-09">
            <text:p text:style-name="P1">2023-09-09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596891</text:p>
          </table:table-cell>
          <table:table-cell table:style-name="data.J1" office:value-type="date" office:date-value="2023-09-09">
            <text:p text:style-name="P1">2023-09-0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35752</text:p>
          </table:table-cell>
          <table:table-cell table:style-name="data.J1" office:value-type="date" office:date-value="2023-09-10">
            <text:p text:style-name="P1">2023-09-1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69366</text:p>
          </table:table-cell>
          <table:table-cell table:style-name="data.J1" office:value-type="date" office:date-value="2023-09-10">
            <text:p text:style-name="P1">2023-09-1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556440</text:p>
          </table:table-cell>
          <table:table-cell table:style-name="data.J1" office:value-type="date" office:date-value="2023-09-10">
            <text:p text:style-name="P1">2023-09-1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62025</text:p>
          </table:table-cell>
          <table:table-cell table:style-name="data.J1" office:value-type="date" office:date-value="2023-09-10">
            <text:p text:style-name="P1">2023-09-10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80263</text:p>
          </table:table-cell>
          <table:table-cell table:style-name="data.J1" office:value-type="date" office:date-value="2023-09-10">
            <text:p text:style-name="P1">2023-09-1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96107</text:p>
          </table:table-cell>
          <table:table-cell table:style-name="data.J1" office:value-type="date" office:date-value="2023-09-11">
            <text:p text:style-name="P1">2023-09-11</text:p>
          </table:table-cell>
        </table:table-row>
        <text:soft-page-break/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08701</text:p>
          </table:table-cell>
          <table:table-cell table:style-name="data.J1" office:value-type="date" office:date-value="2023-09-11">
            <text:p text:style-name="P1">2023-09-1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12390</text:p>
          </table:table-cell>
          <table:table-cell table:style-name="data.J1" office:value-type="date" office:date-value="2023-09-11">
            <text:p text:style-name="P1">2023-09-1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34925</text:p>
          </table:table-cell>
          <table:table-cell table:style-name="data.J1" office:value-type="date" office:date-value="2023-09-11">
            <text:p text:style-name="P1">2023-09-1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94713</text:p>
          </table:table-cell>
          <table:table-cell table:style-name="data.J1" office:value-type="date" office:date-value="2023-09-11">
            <text:p text:style-name="P1">2023-09-1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66093</text:p>
          </table:table-cell>
          <table:table-cell table:style-name="data.J1" office:value-type="date" office:date-value="2023-09-11">
            <text:p text:style-name="P1">2023-09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666984</text:p>
          </table:table-cell>
          <table:table-cell table:style-name="data.J1" office:value-type="date" office:date-value="2023-09-12">
            <text:p text:style-name="P1">2023-09-1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65704</text:p>
          </table:table-cell>
          <table:table-cell table:style-name="data.J1" office:value-type="date" office:date-value="2023-09-12">
            <text:p text:style-name="P1">2023-09-1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18383</text:p>
          </table:table-cell>
          <table:table-cell table:style-name="data.J1" office:value-type="date" office:date-value="2023-09-12">
            <text:p text:style-name="P1">2023-09-1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70019</text:p>
          </table:table-cell>
          <table:table-cell table:style-name="data.J1" office:value-type="date" office:date-value="2023-09-12">
            <text:p text:style-name="P1">2023-09-1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48573</text:p>
          </table:table-cell>
          <table:table-cell table:style-name="data.J1" office:value-type="date" office:date-value="2023-09-13">
            <text:p text:style-name="P1">2023-09-13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89043</text:p>
          </table:table-cell>
          <table:table-cell table:style-name="data.J1" office:value-type="date" office:date-value="2023-09-13">
            <text:p text:style-name="P1">2023-09-1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52727</text:p>
          </table:table-cell>
          <table:table-cell table:style-name="data.J1" office:value-type="date" office:date-value="2023-09-14">
            <text:p text:style-name="P1">2023-09-1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769099</text:p>
          </table:table-cell>
          <table:table-cell table:style-name="data.J1" office:value-type="date" office:date-value="2023-09-14">
            <text:p text:style-name="P1">2023-09-1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742597</text:p>
          </table:table-cell>
          <table:table-cell table:style-name="data.J1" office:value-type="date" office:date-value="2023-09-14">
            <text:p text:style-name="P1">2023-09-1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32651</text:p>
          </table:table-cell>
          <table:table-cell table:style-name="data.J1" office:value-type="date" office:date-value="2023-09-14">
            <text:p text:style-name="P1">2023-09-1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246897</text:p>
          </table:table-cell>
          <table:table-cell table:style-name="data.J1" office:value-type="date" office:date-value="2023-09-15">
            <text:p text:style-name="P1">2023-09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82100</text:p>
          </table:table-cell>
          <table:table-cell table:style-name="data.J1" office:value-type="date" office:date-value="2023-09-15">
            <text:p text:style-name="P1">2023-09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77038</text:p>
          </table:table-cell>
          <table:table-cell table:style-name="data.J1" office:value-type="date" office:date-value="2023-09-15">
            <text:p text:style-name="P1">2023-09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597748</text:p>
          </table:table-cell>
          <table:table-cell table:style-name="data.J1" office:value-type="date" office:date-value="2023-09-15">
            <text:p text:style-name="P1">2023-09-1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29501</text:p>
          </table:table-cell>
          <table:table-cell table:style-name="data.J1" office:value-type="date" office:date-value="2023-09-15">
            <text:p text:style-name="P1">2023-09-1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42869</text:p>
          </table:table-cell>
          <table:table-cell table:style-name="data.J1" office:value-type="date" office:date-value="2023-09-15">
            <text:p text:style-name="P1">2023-09-1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03878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50598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99777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89601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59170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012629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19215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34083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345709</text:p>
          </table:table-cell>
          <table:table-cell table:style-name="data.J1" office:value-type="date" office:date-value="2023-09-16">
            <text:p text:style-name="P1">2023-09-16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67239</text:p>
          </table:table-cell>
          <table:table-cell table:style-name="data.J1" office:value-type="date" office:date-value="2023-09-17">
            <text:p text:style-name="P1">2023-09-1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011439</text:p>
          </table:table-cell>
          <table:table-cell table:style-name="data.J1" office:value-type="date" office:date-value="2023-09-17">
            <text:p text:style-name="P1">2023-09-1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882727</text:p>
          </table:table-cell>
          <table:table-cell table:style-name="data.J1" office:value-type="date" office:date-value="2023-09-17">
            <text:p text:style-name="P1">2023-09-1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68660</text:p>
          </table:table-cell>
          <table:table-cell table:style-name="data.J1" office:value-type="date" office:date-value="2023-09-17">
            <text:p text:style-name="P1">2023-09-1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19360</text:p>
          </table:table-cell>
          <table:table-cell table:style-name="data.J1" office:value-type="date" office:date-value="2023-09-17">
            <text:p text:style-name="P1">2023-09-1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21698</text:p>
          </table:table-cell>
          <table:table-cell table:style-name="data.J1" office:value-type="date" office:date-value="2023-09-18">
            <text:p text:style-name="P1">2023-09-1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16870</text:p>
          </table:table-cell>
          <table:table-cell table:style-name="data.J1" office:value-type="date" office:date-value="2023-09-18">
            <text:p text:style-name="P1">2023-09-18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069424</text:p>
          </table:table-cell>
          <table:table-cell office:value-type="string">
            <text:p text:style-name="P1">2<text:span text:style-name="T1">­</text:span>023-09-1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92556</text:p>
          </table:table-cell>
          <table:table-cell table:style-name="data.J1" office:value-type="date" office:date-value="2023-09-18">
            <text:p text:style-name="P1">2023-09-18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88386</text:p>
          </table:table-cell>
          <table:table-cell table:style-name="data.J1" office:value-type="date" office:date-value="2023-09-19">
            <text:p text:style-name="P1">2023-09-1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71486</text:p>
          </table:table-cell>
          <table:table-cell table:style-name="data.J1" office:value-type="date" office:date-value="2023-09-19">
            <text:p text:style-name="P1">2023-09-19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79212</text:p>
          </table:table-cell>
          <table:table-cell table:style-name="data.J1" office:value-type="date" office:date-value="2023-09-19">
            <text:p text:style-name="P1">2023-09-1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69795</text:p>
          </table:table-cell>
          <table:table-cell table:style-name="data.J1" office:value-type="date" office:date-value="2023-09-20">
            <text:p text:style-name="P1">2023-09-2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11384</text:p>
          </table:table-cell>
          <table:table-cell table:style-name="data.J1" office:value-type="date" office:date-value="2023-09-20">
            <text:p text:style-name="P1">2023-09-2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69290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10962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09329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53467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82598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04834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96218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24204</text:p>
          </table:table-cell>
          <table:table-cell table:style-name="data.J1" office:value-type="date" office:date-value="2023-09-21">
            <text:p text:style-name="P1">2023-09-2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563203</text:p>
          </table:table-cell>
          <table:table-cell table:style-name="data.J1" office:value-type="date" office:date-value="2023-09-22">
            <text:p text:style-name="P1">2023-09-22</text:p>
          </table:table-cell>
        </table:table-row>
        <text:soft-page-break/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667991</text:p>
          </table:table-cell>
          <table:table-cell table:style-name="data.J1" office:value-type="date" office:date-value="2023-09-22">
            <text:p text:style-name="P1">2023-09-2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06959</text:p>
          </table:table-cell>
          <table:table-cell table:style-name="data.J1" office:value-type="date" office:date-value="2023-09-22">
            <text:p text:style-name="P1">2023-09-22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02985</text:p>
          </table:table-cell>
          <table:table-cell table:style-name="data.J1" office:value-type="date" office:date-value="2023-09-22">
            <text:p text:style-name="P1">2023-09-2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772327</text:p>
          </table:table-cell>
          <table:table-cell table:style-name="data.J1" office:value-type="date" office:date-value="2023-09-22">
            <text:p text:style-name="P1">2023-09-2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82611</text:p>
          </table:table-cell>
          <table:table-cell table:style-name="data.J1" office:value-type="date" office:date-value="2023-09-22">
            <text:p text:style-name="P1">2023-09-2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60077</text:p>
          </table:table-cell>
          <table:table-cell table:style-name="data.J1" office:value-type="date" office:date-value="2023-09-23">
            <text:p text:style-name="P1">2023-09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95925</text:p>
          </table:table-cell>
          <table:table-cell table:style-name="data.J1" office:value-type="date" office:date-value="2023-09-24">
            <text:p text:style-name="P1">2023-09-2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27874</text:p>
          </table:table-cell>
          <table:table-cell table:style-name="data.J1" office:value-type="date" office:date-value="2023-09-24">
            <text:p text:style-name="P1">2023-09-2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38302</text:p>
          </table:table-cell>
          <table:table-cell table:style-name="data.J1" office:value-type="date" office:date-value="2023-09-24">
            <text:p text:style-name="P1">2023-09-2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73561</text:p>
          </table:table-cell>
          <table:table-cell table:style-name="data.J1" office:value-type="date" office:date-value="2023-09-25">
            <text:p text:style-name="P1">2023-09-2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795746</text:p>
          </table:table-cell>
          <table:table-cell table:style-name="data.J1" office:value-type="date" office:date-value="2023-09-25">
            <text:p text:style-name="P1">2023-09-2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16302</text:p>
          </table:table-cell>
          <table:table-cell table:style-name="data.J1" office:value-type="date" office:date-value="2023-09-25">
            <text:p text:style-name="P1">2023-09-2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137952</text:p>
          </table:table-cell>
          <table:table-cell table:style-name="data.J1" office:value-type="date" office:date-value="2023-09-25">
            <text:p text:style-name="P1">2023-09-2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794154</text:p>
          </table:table-cell>
          <table:table-cell table:style-name="data.J1" office:value-type="date" office:date-value="2023-09-26">
            <text:p text:style-name="P1">2023-09-2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85113</text:p>
          </table:table-cell>
          <table:table-cell table:style-name="data.J1" office:value-type="date" office:date-value="2023-09-26">
            <text:p text:style-name="P1">2023-09-2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76746</text:p>
          </table:table-cell>
          <table:table-cell table:style-name="data.J1" office:value-type="date" office:date-value="2023-09-26">
            <text:p text:style-name="P1">2023-09-2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59483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88079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01919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71561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88315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978775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121069</text:p>
          </table:table-cell>
          <table:table-cell table:style-name="data.J1" office:value-type="date" office:date-value="2023-09-27">
            <text:p text:style-name="P1">2023-09-2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74779</text:p>
          </table:table-cell>
          <table:table-cell table:style-name="data.J1" office:value-type="date" office:date-value="2023-09-28">
            <text:p text:style-name="P1">2023-09-2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58397</text:p>
          </table:table-cell>
          <table:table-cell table:style-name="data.J1" office:value-type="date" office:date-value="2023-09-28">
            <text:p text:style-name="P1">2023-09-28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565662</text:p>
          </table:table-cell>
          <table:table-cell table:style-name="data.J1" office:value-type="date" office:date-value="2023-09-28">
            <text:p text:style-name="P1">2023-09-2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116351</text:p>
          </table:table-cell>
          <table:table-cell table:style-name="data.J1" office:value-type="date" office:date-value="2023-09-28">
            <text:p text:style-name="P1">2023-09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65031</text:p>
          </table:table-cell>
          <table:table-cell table:style-name="data.J1" office:value-type="date" office:date-value="2023-09-28">
            <text:p text:style-name="P1">2023-09-2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79805</text:p>
          </table:table-cell>
          <table:table-cell table:style-name="data.J1" office:value-type="date" office:date-value="2023-09-29">
            <text:p text:style-name="P1">2023-09-2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05703</text:p>
          </table:table-cell>
          <table:table-cell table:style-name="data.J1" office:value-type="date" office:date-value="2023-09-29">
            <text:p text:style-name="P1">2023-09-29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139148</text:p>
          </table:table-cell>
          <table:table-cell table:style-name="data.J1" office:value-type="date" office:date-value="2023-09-29">
            <text:p text:style-name="P1">2023-09-2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29654</text:p>
          </table:table-cell>
          <table:table-cell table:style-name="data.J1" office:value-type="date" office:date-value="2023-09-29">
            <text:p text:style-name="P1">2023-09-2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56023</text:p>
          </table:table-cell>
          <table:table-cell table:style-name="data.J1" office:value-type="date" office:date-value="2023-09-29">
            <text:p text:style-name="P1">2023-09-2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72226</text:p>
          </table:table-cell>
          <table:table-cell table:style-name="data.J1" office:value-type="date" office:date-value="2023-09-30">
            <text:p text:style-name="P1">2023-09-30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85245</text:p>
          </table:table-cell>
          <table:table-cell table:style-name="data.J1" office:value-type="date" office:date-value="2023-09-30">
            <text:p text:style-name="P1">2023-09-3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025947</text:p>
          </table:table-cell>
          <table:table-cell table:style-name="data.J1" office:value-type="date" office:date-value="2023-09-30">
            <text:p text:style-name="P1">2023-09-3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810600</text:p>
          </table:table-cell>
          <table:table-cell table:style-name="data.J1" office:value-type="date" office:date-value="2023-09-30">
            <text:p text:style-name="P1">2023-09-3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41605</text:p>
          </table:table-cell>
          <table:table-cell table:style-name="data.J1" office:value-type="date" office:date-value="2023-09-30">
            <text:p text:style-name="P1">2023-09-3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01977</text:p>
          </table:table-cell>
          <table:table-cell table:style-name="data.J1" office:value-type="date" office:date-value="2023-09-30">
            <text:p text:style-name="P1">2023-09-3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37624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40830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45221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11842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513405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91971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19562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89614</text:p>
          </table:table-cell>
          <table:table-cell table:style-name="data.J1" office:value-type="date" office:date-value="2023-10-01">
            <text:p text:style-name="P1">2023-10-0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77565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70058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89910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30646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55500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43263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ext:soft-page-break/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94312</text:p>
          </table:table-cell>
          <table:table-cell table:style-name="data.J1" office:value-type="date" office:date-value="2023-10-02">
            <text:p text:style-name="P1">2023-10-0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76618</text:p>
          </table:table-cell>
          <table:table-cell table:style-name="data.J1" office:value-type="date" office:date-value="2023-10-03">
            <text:p text:style-name="P1">2023-10-0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138012</text:p>
          </table:table-cell>
          <table:table-cell table:style-name="data.J1" office:value-type="date" office:date-value="2023-10-03">
            <text:p text:style-name="P1">2023-10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318102</text:p>
          </table:table-cell>
          <table:table-cell table:style-name="data.J1" office:value-type="date" office:date-value="2023-10-03">
            <text:p text:style-name="P1">2023-10-0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96397</text:p>
          </table:table-cell>
          <table:table-cell table:style-name="data.J1" office:value-type="date" office:date-value="2023-10-03">
            <text:p text:style-name="P1">2023-10-0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03243</text:p>
          </table:table-cell>
          <table:table-cell table:style-name="data.J1" office:value-type="date" office:date-value="2023-10-04">
            <text:p text:style-name="P1">2023-10-0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03733</text:p>
          </table:table-cell>
          <table:table-cell table:style-name="data.J1" office:value-type="date" office:date-value="2023-10-04">
            <text:p text:style-name="P1">2023-10-0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51392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060872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50855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56042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251538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52927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81223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051672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12453</text:p>
          </table:table-cell>
          <table:table-cell table:style-name="data.J1" office:value-type="date" office:date-value="2023-10-05">
            <text:p text:style-name="P1">2023-10-0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21518</text:p>
          </table:table-cell>
          <table:table-cell table:style-name="data.J1" office:value-type="date" office:date-value="2023-10-06">
            <text:p text:style-name="P1">2023-10-06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856452</text:p>
          </table:table-cell>
          <table:table-cell table:style-name="data.J1" office:value-type="date" office:date-value="2023-10-06">
            <text:p text:style-name="P1">2023-10-0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868877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80549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600974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17423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31723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98914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22306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49401</text:p>
          </table:table-cell>
          <table:table-cell table:style-name="data.J1" office:value-type="date" office:date-value="2023-10-07">
            <text:p text:style-name="P1">2023-10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97055</text:p>
          </table:table-cell>
          <table:table-cell table:style-name="data.J1" office:value-type="date" office:date-value="2023-10-08">
            <text:p text:style-name="P1">2023-10-0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055882</text:p>
          </table:table-cell>
          <table:table-cell table:style-name="data.J1" office:value-type="date" office:date-value="2023-10-08">
            <text:p text:style-name="P1">2023-10-0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586069</text:p>
          </table:table-cell>
          <table:table-cell table:style-name="data.J1" office:value-type="date" office:date-value="2023-10-08">
            <text:p text:style-name="P1">2023-10-0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091272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49042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03816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17351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58671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09721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700376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581936</text:p>
          </table:table-cell>
          <table:table-cell table:style-name="data.J1" office:value-type="date" office:date-value="2023-10-09">
            <text:p text:style-name="P1">2023-10-09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1007494</text:p>
          </table:table-cell>
          <table:table-cell table:style-name="data.J1" office:value-type="date" office:date-value="2023-10-10">
            <text:p text:style-name="P1">2023-10-1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18683</text:p>
          </table:table-cell>
          <table:table-cell table:style-name="data.J1" office:value-type="date" office:date-value="2023-10-10">
            <text:p text:style-name="P1">2023-10-1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38540</text:p>
          </table:table-cell>
          <table:table-cell table:style-name="data.J1" office:value-type="date" office:date-value="2023-10-10">
            <text:p text:style-name="P1">2023-10-1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50981</text:p>
          </table:table-cell>
          <table:table-cell table:style-name="data.J1" office:value-type="date" office:date-value="2023-10-11">
            <text:p text:style-name="P1">2023-10-1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06099</text:p>
          </table:table-cell>
          <table:table-cell table:style-name="data.J1" office:value-type="date" office:date-value="2023-10-11">
            <text:p text:style-name="P1">2023-10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42898</text:p>
          </table:table-cell>
          <table:table-cell table:style-name="data.J1" office:value-type="date" office:date-value="2023-10-11">
            <text:p text:style-name="P1">2023-10-1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353443</text:p>
          </table:table-cell>
          <table:table-cell table:style-name="data.J1" office:value-type="date" office:date-value="2023-10-12">
            <text:p text:style-name="P1">2023-10-1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68859</text:p>
          </table:table-cell>
          <table:table-cell table:style-name="data.J1" office:value-type="date" office:date-value="2023-10-12">
            <text:p text:style-name="P1">2023-10-1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85824</text:p>
          </table:table-cell>
          <table:table-cell table:style-name="data.J1" office:value-type="date" office:date-value="2023-10-12">
            <text:p text:style-name="P1">2023-10-12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72721</text:p>
          </table:table-cell>
          <table:table-cell table:style-name="data.J1" office:value-type="date" office:date-value="2023-10-12">
            <text:p text:style-name="P1">2023-10-1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05089</text:p>
          </table:table-cell>
          <table:table-cell table:style-name="data.J1" office:value-type="date" office:date-value="2023-10-12">
            <text:p text:style-name="P1">2023-10-12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49953</text:p>
          </table:table-cell>
          <table:table-cell table:style-name="data.J1" office:value-type="date" office:date-value="2023-10-12">
            <text:p text:style-name="P1">2023-10-1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16932</text:p>
          </table:table-cell>
          <table:table-cell table:style-name="data.J1" office:value-type="date" office:date-value="2023-10-13">
            <text:p text:style-name="P1">2023-10-1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79114</text:p>
          </table:table-cell>
          <table:table-cell table:style-name="data.J1" office:value-type="date" office:date-value="2023-10-13">
            <text:p text:style-name="P1">2023-10-1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59309</text:p>
          </table:table-cell>
          <table:table-cell table:style-name="data.J1" office:value-type="date" office:date-value="2023-10-13">
            <text:p text:style-name="P1">2023-10-1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72462</text:p>
          </table:table-cell>
          <table:table-cell table:style-name="data.J1" office:value-type="date" office:date-value="2023-10-13">
            <text:p text:style-name="P1">2023-10-13</text:p>
          </table:table-cell>
        </table:table-row>
        <text:soft-page-break/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95171</text:p>
          </table:table-cell>
          <table:table-cell table:style-name="data.J1" office:value-type="date" office:date-value="2023-10-13">
            <text:p text:style-name="P1">2023-10-1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297517</text:p>
          </table:table-cell>
          <table:table-cell table:style-name="data.J1" office:value-type="date" office:date-value="2023-10-14">
            <text:p text:style-name="P1">2023-10-1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27632</text:p>
          </table:table-cell>
          <table:table-cell table:style-name="data.J1" office:value-type="date" office:date-value="2023-10-14">
            <text:p text:style-name="P1">2023-10-1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721144</text:p>
          </table:table-cell>
          <table:table-cell table:style-name="data.J1" office:value-type="date" office:date-value="2023-10-14">
            <text:p text:style-name="P1">2023-10-1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03506</text:p>
          </table:table-cell>
          <table:table-cell table:style-name="data.J1" office:value-type="date" office:date-value="2023-10-14">
            <text:p text:style-name="P1">2023-10-1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31579</text:p>
          </table:table-cell>
          <table:table-cell table:style-name="data.J1" office:value-type="date" office:date-value="2023-10-14">
            <text:p text:style-name="P1">2023-10-1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36756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33940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76582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81525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85761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504349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353529</text:p>
          </table:table-cell>
          <table:table-cell table:style-name="data.J1" office:value-type="date" office:date-value="2023-10-15">
            <text:p text:style-name="P1">2023-10-1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94831</text:p>
          </table:table-cell>
          <table:table-cell table:style-name="data.J1" office:value-type="date" office:date-value="2023-10-16">
            <text:p text:style-name="P1">2023-10-16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15461</text:p>
          </table:table-cell>
          <table:table-cell table:style-name="data.J1" office:value-type="date" office:date-value="2023-10-16">
            <text:p text:style-name="P1">2023-10-16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749716</text:p>
          </table:table-cell>
          <table:table-cell table:style-name="data.J1" office:value-type="date" office:date-value="2023-10-16">
            <text:p text:style-name="P1">2023-10-1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761345</text:p>
          </table:table-cell>
          <table:table-cell table:style-name="data.J1" office:value-type="date" office:date-value="2023-10-17">
            <text:p text:style-name="P1">2023-10-1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51200</text:p>
          </table:table-cell>
          <table:table-cell table:style-name="data.J1" office:value-type="date" office:date-value="2023-10-17">
            <text:p text:style-name="P1">2023-10-1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330369</text:p>
          </table:table-cell>
          <table:table-cell table:style-name="data.J1" office:value-type="date" office:date-value="2023-10-17">
            <text:p text:style-name="P1">2023-10-1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88305</text:p>
          </table:table-cell>
          <table:table-cell table:style-name="data.J1" office:value-type="date" office:date-value="2023-10-17">
            <text:p text:style-name="P1">2023-10-1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91188</text:p>
          </table:table-cell>
          <table:table-cell table:style-name="data.J1" office:value-type="date" office:date-value="2023-10-17">
            <text:p text:style-name="P1">2023-10-1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37072</text:p>
          </table:table-cell>
          <table:table-cell table:style-name="data.J1" office:value-type="date" office:date-value="2023-10-18">
            <text:p text:style-name="P1">2023-10-18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72760</text:p>
          </table:table-cell>
          <table:table-cell table:style-name="data.J1" office:value-type="date" office:date-value="2023-10-18">
            <text:p text:style-name="P1">2023-10-1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57503</text:p>
          </table:table-cell>
          <table:table-cell table:style-name="data.J1" office:value-type="date" office:date-value="2023-10-18">
            <text:p text:style-name="P1">2023-10-1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20526</text:p>
          </table:table-cell>
          <table:table-cell table:style-name="data.J1" office:value-type="date" office:date-value="2023-10-18">
            <text:p text:style-name="P1">2023-10-1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29133</text:p>
          </table:table-cell>
          <table:table-cell table:style-name="data.J1" office:value-type="date" office:date-value="2023-10-18">
            <text:p text:style-name="P1">2023-10-1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863441</text:p>
          </table:table-cell>
          <table:table-cell table:style-name="data.J1" office:value-type="date" office:date-value="2023-10-19">
            <text:p text:style-name="P1">2023-10-1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504579</text:p>
          </table:table-cell>
          <table:table-cell table:style-name="data.J1" office:value-type="date" office:date-value="2023-10-19">
            <text:p text:style-name="P1">2023-10-19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85811</text:p>
          </table:table-cell>
          <table:table-cell table:style-name="data.J1" office:value-type="date" office:date-value="2023-10-19">
            <text:p text:style-name="P1">2023-10-1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30193</text:p>
          </table:table-cell>
          <table:table-cell table:style-name="data.J1" office:value-type="date" office:date-value="2023-10-20">
            <text:p text:style-name="P1">2023-10-2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72357</text:p>
          </table:table-cell>
          <table:table-cell table:style-name="data.J1" office:value-type="date" office:date-value="2023-10-20">
            <text:p text:style-name="P1">2023-10-2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742432</text:p>
          </table:table-cell>
          <table:table-cell table:style-name="data.J1" office:value-type="date" office:date-value="2023-10-20">
            <text:p text:style-name="P1">2023-10-2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34706</text:p>
          </table:table-cell>
          <table:table-cell table:style-name="data.J1" office:value-type="date" office:date-value="2023-10-20">
            <text:p text:style-name="P1">2023-10-2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57537</text:p>
          </table:table-cell>
          <table:table-cell table:style-name="data.J1" office:value-type="date" office:date-value="2023-10-20">
            <text:p text:style-name="P1">2023-10-2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63387</text:p>
          </table:table-cell>
          <table:table-cell table:style-name="data.J1" office:value-type="date" office:date-value="2023-10-21">
            <text:p text:style-name="P1">2023-10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26696</text:p>
          </table:table-cell>
          <table:table-cell table:style-name="data.J1" office:value-type="date" office:date-value="2023-10-21">
            <text:p text:style-name="P1">2023-10-2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27241</text:p>
          </table:table-cell>
          <table:table-cell table:style-name="data.J1" office:value-type="date" office:date-value="2023-10-21">
            <text:p text:style-name="P1">2023-10-2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94948</text:p>
          </table:table-cell>
          <table:table-cell table:style-name="data.J1" office:value-type="date" office:date-value="2023-10-21">
            <text:p text:style-name="P1">2023-10-2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99245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58161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64599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72018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06021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33286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68371</text:p>
          </table:table-cell>
          <table:table-cell table:style-name="data.J1" office:value-type="date" office:date-value="2023-10-22">
            <text:p text:style-name="P1">2023-10-2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95451</text:p>
          </table:table-cell>
          <table:table-cell table:style-name="data.J1" office:value-type="date" office:date-value="2023-10-23">
            <text:p text:style-name="P1">2023-10-2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22283</text:p>
          </table:table-cell>
          <table:table-cell table:style-name="data.J1" office:value-type="date" office:date-value="2023-10-23">
            <text:p text:style-name="P1">2023-10-2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60992</text:p>
          </table:table-cell>
          <table:table-cell table:style-name="data.J1" office:value-type="date" office:date-value="2023-10-23">
            <text:p text:style-name="P1">2023-10-2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99590</text:p>
          </table:table-cell>
          <table:table-cell table:style-name="data.J1" office:value-type="date" office:date-value="2023-10-23">
            <text:p text:style-name="P1">2023-10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00487</text:p>
          </table:table-cell>
          <table:table-cell table:style-name="data.J1" office:value-type="date" office:date-value="2023-10-24">
            <text:p text:style-name="P1">2023-10-2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88008</text:p>
          </table:table-cell>
          <table:table-cell table:style-name="data.J1" office:value-type="date" office:date-value="2023-10-24">
            <text:p text:style-name="P1">2023-10-2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65295</text:p>
          </table:table-cell>
          <table:table-cell table:style-name="data.J1" office:value-type="date" office:date-value="2023-10-24">
            <text:p text:style-name="P1">2023-10-2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71487</text:p>
          </table:table-cell>
          <table:table-cell table:style-name="data.J1" office:value-type="date" office:date-value="2023-10-24">
            <text:p text:style-name="P1">2023-10-24</text:p>
          </table:table-cell>
        </table:table-row>
        <text:soft-page-break/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02619</text:p>
          </table:table-cell>
          <table:table-cell table:style-name="data.J1" office:value-type="date" office:date-value="2023-10-24">
            <text:p text:style-name="P1">2023-10-2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76202</text:p>
          </table:table-cell>
          <table:table-cell table:style-name="data.J1" office:value-type="date" office:date-value="2023-10-25">
            <text:p text:style-name="P1">2023-10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73552</text:p>
          </table:table-cell>
          <table:table-cell table:style-name="data.J1" office:value-type="date" office:date-value="2023-10-25">
            <text:p text:style-name="P1">2023-10-2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39701</text:p>
          </table:table-cell>
          <table:table-cell table:style-name="data.J1" office:value-type="date" office:date-value="2023-10-25">
            <text:p text:style-name="P1">2023-10-2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01449</text:p>
          </table:table-cell>
          <table:table-cell table:style-name="data.J1" office:value-type="date" office:date-value="2023-10-25">
            <text:p text:style-name="P1">2023-10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53838</text:p>
          </table:table-cell>
          <table:table-cell table:style-name="data.J1" office:value-type="date" office:date-value="2023-10-25">
            <text:p text:style-name="P1">2023-10-2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17558</text:p>
          </table:table-cell>
          <table:table-cell table:style-name="data.J1" office:value-type="date" office:date-value="2023-10-26">
            <text:p text:style-name="P1">2023-10-2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29100</text:p>
          </table:table-cell>
          <table:table-cell table:style-name="data.J1" office:value-type="date" office:date-value="2023-10-26">
            <text:p text:style-name="P1">2023-10-26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994001</text:p>
          </table:table-cell>
          <table:table-cell table:style-name="data.J1" office:value-type="date" office:date-value="2023-10-26">
            <text:p text:style-name="P1">2023-10-2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72855</text:p>
          </table:table-cell>
          <table:table-cell table:style-name="data.J1" office:value-type="date" office:date-value="2023-10-26">
            <text:p text:style-name="P1">2023-10-2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19197</text:p>
          </table:table-cell>
          <table:table-cell table:style-name="data.J1" office:value-type="date" office:date-value="2023-10-26">
            <text:p text:style-name="P1">2023-10-2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29449</text:p>
          </table:table-cell>
          <table:table-cell table:style-name="data.J1" office:value-type="date" office:date-value="2023-10-26">
            <text:p text:style-name="P1">2023-10-2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146904</text:p>
          </table:table-cell>
          <table:table-cell table:style-name="data.J1" office:value-type="date" office:date-value="2023-10-27">
            <text:p text:style-name="P1">2023-10-2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33047</text:p>
          </table:table-cell>
          <table:table-cell table:style-name="data.J1" office:value-type="date" office:date-value="2023-10-27">
            <text:p text:style-name="P1">2023-10-2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95768</text:p>
          </table:table-cell>
          <table:table-cell table:style-name="data.J1" office:value-type="date" office:date-value="2023-10-27">
            <text:p text:style-name="P1">2023-10-2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11900</text:p>
          </table:table-cell>
          <table:table-cell table:style-name="data.J1" office:value-type="date" office:date-value="2023-10-27">
            <text:p text:style-name="P1">2023-10-2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827963</text:p>
          </table:table-cell>
          <table:table-cell table:style-name="data.J1" office:value-type="date" office:date-value="2023-10-27">
            <text:p text:style-name="P1">2023-10-2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819025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72774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44176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11758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56874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32575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60802</text:p>
          </table:table-cell>
          <table:table-cell table:style-name="data.J1" office:value-type="date" office:date-value="2023-10-28">
            <text:p text:style-name="P1">2023-10-2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447267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32722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07671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00927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119018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65178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28754 Michelle Street, Port Bradleytown, IA 90919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139504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61521</text:p>
          </table:table-cell>
          <table:table-cell table:style-name="data.J1" office:value-type="date" office:date-value="2023-10-29">
            <text:p text:style-name="P1">2023-10-2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97602</text:p>
          </table:table-cell>
          <table:table-cell table:style-name="data.J1" office:value-type="date" office:date-value="2023-10-30">
            <text:p text:style-name="P1">2023-10-3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87444</text:p>
          </table:table-cell>
          <table:table-cell table:style-name="data.J1" office:value-type="date" office:date-value="2023-10-30">
            <text:p text:style-name="P1">2023-10-3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26260</text:p>
          </table:table-cell>
          <table:table-cell table:style-name="data.J1" office:value-type="date" office:date-value="2023-10-30">
            <text:p text:style-name="P1">2023-10-30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83308</text:p>
          </table:table-cell>
          <table:table-cell table:style-name="data.J1" office:value-type="date" office:date-value="2023-10-30">
            <text:p text:style-name="P1">2023-10-3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50368</text:p>
          </table:table-cell>
          <table:table-cell table:style-name="data.J1" office:value-type="date" office:date-value="2023-10-30">
            <text:p text:style-name="P1">2023-10-30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00320</text:p>
          </table:table-cell>
          <table:table-cell table:style-name="data.J1" office:value-type="date" office:date-value="2023-10-31">
            <text:p text:style-name="P1">2023-10-3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10388</text:p>
          </table:table-cell>
          <table:table-cell table:style-name="data.J1" office:value-type="date" office:date-value="2023-10-31">
            <text:p text:style-name="P1">2023-10-3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26198</text:p>
          </table:table-cell>
          <table:table-cell table:style-name="data.J1" office:value-type="date" office:date-value="2023-10-31">
            <text:p text:style-name="P1">2023-10-3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48477</text:p>
          </table:table-cell>
          <table:table-cell table:style-name="data.J1" office:value-type="date" office:date-value="2023-10-31">
            <text:p text:style-name="P1">2023-10-3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72734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17026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48825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26279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81265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49405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23028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063502</text:p>
          </table:table-cell>
          <table:table-cell table:style-name="data.J1" office:value-type="date" office:date-value="2023-11-01">
            <text:p text:style-name="P1">2023-11-0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69484</text:p>
          </table:table-cell>
          <table:table-cell table:style-name="data.J1" office:value-type="date" office:date-value="2023-11-02">
            <text:p text:style-name="P1">2023-11-0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08131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73287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12725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ext:soft-page-break/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74459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315323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00071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20687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42157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88744</text:p>
          </table:table-cell>
          <table:table-cell table:style-name="data.J1" office:value-type="date" office:date-value="2023-11-03">
            <text:p text:style-name="P1">2023-11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52343</text:p>
          </table:table-cell>
          <table:table-cell table:style-name="data.J1" office:value-type="date" office:date-value="2023-11-04">
            <text:p text:style-name="P1">2023-11-0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49606</text:p>
          </table:table-cell>
          <table:table-cell table:style-name="data.J1" office:value-type="date" office:date-value="2023-11-04">
            <text:p text:style-name="P1">2023-11-0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441087</text:p>
          </table:table-cell>
          <table:table-cell table:style-name="data.J1" office:value-type="date" office:date-value="2023-11-04">
            <text:p text:style-name="P1">2023-11-0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23479</text:p>
          </table:table-cell>
          <table:table-cell table:style-name="data.J1" office:value-type="date" office:date-value="2023-11-04">
            <text:p text:style-name="P1">2023-11-0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14028</text:p>
          </table:table-cell>
          <table:table-cell table:style-name="data.J1" office:value-type="date" office:date-value="2023-11-04">
            <text:p text:style-name="P1">2023-11-0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69608</text:p>
          </table:table-cell>
          <table:table-cell table:style-name="data.J1" office:value-type="date" office:date-value="2023-11-04">
            <text:p text:style-name="P1">2023-11-0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88070</text:p>
          </table:table-cell>
          <table:table-cell table:style-name="data.J1" office:value-type="date" office:date-value="2023-11-05">
            <text:p text:style-name="P1">2023-11-0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30113</text:p>
          </table:table-cell>
          <table:table-cell table:style-name="data.J1" office:value-type="date" office:date-value="2023-11-05">
            <text:p text:style-name="P1">2023-11-05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478583</text:p>
          </table:table-cell>
          <table:table-cell table:style-name="data.J1" office:value-type="date" office:date-value="2023-11-05">
            <text:p text:style-name="P1">2023-11-05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92285</text:p>
          </table:table-cell>
          <table:table-cell table:style-name="data.J1" office:value-type="date" office:date-value="2023-11-05">
            <text:p text:style-name="P1">2023-11-0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09972</text:p>
          </table:table-cell>
          <table:table-cell table:style-name="data.J1" office:value-type="date" office:date-value="2023-11-05">
            <text:p text:style-name="P1">2023-11-0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47122</text:p>
          </table:table-cell>
          <table:table-cell table:style-name="data.J1" office:value-type="date" office:date-value="2023-11-06">
            <text:p text:style-name="P1">2023-11-0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11371</text:p>
          </table:table-cell>
          <table:table-cell table:style-name="data.J1" office:value-type="date" office:date-value="2023-11-06">
            <text:p text:style-name="P1">2023-11-0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58397</text:p>
          </table:table-cell>
          <table:table-cell table:style-name="data.J1" office:value-type="date" office:date-value="2023-11-06">
            <text:p text:style-name="P1">2023-11-0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102393</text:p>
          </table:table-cell>
          <table:table-cell table:style-name="data.J1" office:value-type="date" office:date-value="2023-11-06">
            <text:p text:style-name="P1">2023-11-0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46992</text:p>
          </table:table-cell>
          <table:table-cell table:style-name="data.J1" office:value-type="date" office:date-value="2023-11-06">
            <text:p text:style-name="P1">2023-11-0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38877</text:p>
          </table:table-cell>
          <table:table-cell table:style-name="data.J1" office:value-type="date" office:date-value="2023-11-07">
            <text:p text:style-name="P1">2023-11-0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97521</text:p>
          </table:table-cell>
          <table:table-cell table:style-name="data.J1" office:value-type="date" office:date-value="2023-11-07">
            <text:p text:style-name="P1">2023-11-0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49442</text:p>
          </table:table-cell>
          <table:table-cell table:style-name="data.J1" office:value-type="date" office:date-value="2023-11-07">
            <text:p text:style-name="P1">2023-11-0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12812</text:p>
          </table:table-cell>
          <table:table-cell table:style-name="data.J1" office:value-type="date" office:date-value="2023-11-08">
            <text:p text:style-name="P1">2023-11-08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34647</text:p>
          </table:table-cell>
          <table:table-cell table:style-name="data.J1" office:value-type="date" office:date-value="2023-11-08">
            <text:p text:style-name="P1">2023-11-08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34987</text:p>
          </table:table-cell>
          <table:table-cell table:style-name="data.J1" office:value-type="date" office:date-value="2023-11-08">
            <text:p text:style-name="P1">2023-11-0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09377</text:p>
          </table:table-cell>
          <table:table-cell table:style-name="data.J1" office:value-type="date" office:date-value="2023-11-09">
            <text:p text:style-name="P1">2023-11-0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14386</text:p>
          </table:table-cell>
          <table:table-cell table:style-name="data.J1" office:value-type="date" office:date-value="2023-11-09">
            <text:p text:style-name="P1">2023-11-09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43950</text:p>
          </table:table-cell>
          <table:table-cell table:style-name="data.J1" office:value-type="date" office:date-value="2023-11-09">
            <text:p text:style-name="P1">2023-11-0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58362</text:p>
          </table:table-cell>
          <table:table-cell table:style-name="data.J1" office:value-type="date" office:date-value="2023-11-09">
            <text:p text:style-name="P1">2023-11-0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840706</text:p>
          </table:table-cell>
          <table:table-cell table:style-name="data.J1" office:value-type="date" office:date-value="2023-11-09">
            <text:p text:style-name="P1">2023-11-09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873757</text:p>
          </table:table-cell>
          <table:table-cell table:style-name="data.J1" office:value-type="date" office:date-value="2023-11-10">
            <text:p text:style-name="P1">2023-11-1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49487</text:p>
          </table:table-cell>
          <table:table-cell table:style-name="data.J1" office:value-type="date" office:date-value="2023-11-10">
            <text:p text:style-name="P1">2023-11-1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99215</text:p>
          </table:table-cell>
          <table:table-cell table:style-name="data.J1" office:value-type="date" office:date-value="2023-11-10">
            <text:p text:style-name="P1">2023-11-10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835416</text:p>
          </table:table-cell>
          <table:table-cell table:style-name="data.J1" office:value-type="date" office:date-value="2023-11-10">
            <text:p text:style-name="P1">2023-11-1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137379</text:p>
          </table:table-cell>
          <table:table-cell table:style-name="data.J1" office:value-type="date" office:date-value="2023-11-11">
            <text:p text:style-name="P1">2023-11-1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20239</text:p>
          </table:table-cell>
          <table:table-cell table:style-name="data.J1" office:value-type="date" office:date-value="2023-11-11">
            <text:p text:style-name="P1">2023-11-1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67877</text:p>
          </table:table-cell>
          <table:table-cell table:style-name="data.J1" office:value-type="date" office:date-value="2023-11-11">
            <text:p text:style-name="P1">2023-11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73676</text:p>
          </table:table-cell>
          <table:table-cell table:style-name="data.J1" office:value-type="date" office:date-value="2023-11-11">
            <text:p text:style-name="P1">2023-11-1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57654</text:p>
          </table:table-cell>
          <table:table-cell table:style-name="data.J1" office:value-type="date" office:date-value="2023-11-11">
            <text:p text:style-name="P1">2023-11-1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30041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75486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125825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16755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334888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32872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36432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19997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06166</text:p>
          </table:table-cell>
          <table:table-cell table:style-name="data.J1" office:value-type="date" office:date-value="2023-11-12">
            <text:p text:style-name="P1">2023-11-1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68501</text:p>
          </table:table-cell>
          <table:table-cell table:style-name="data.J1" office:value-type="date" office:date-value="2023-11-13">
            <text:p text:style-name="P1">2023-11-1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98167</text:p>
          </table:table-cell>
          <table:table-cell table:style-name="data.J1" office:value-type="date" office:date-value="2023-11-13">
            <text:p text:style-name="P1">2023-11-13</text:p>
          </table:table-cell>
        </table:table-row>
        <text:soft-page-break/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42242</text:p>
          </table:table-cell>
          <table:table-cell table:style-name="data.J1" office:value-type="date" office:date-value="2023-11-13">
            <text:p text:style-name="P1">2023-11-1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72787</text:p>
          </table:table-cell>
          <table:table-cell table:style-name="data.J1" office:value-type="date" office:date-value="2023-11-13">
            <text:p text:style-name="P1">2023-11-1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10251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04359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65179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09546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36994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55756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49285</text:p>
          </table:table-cell>
          <table:table-cell table:style-name="data.J1" office:value-type="date" office:date-value="2023-11-14">
            <text:p text:style-name="P1">2023-11-1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54638</text:p>
          </table:table-cell>
          <table:table-cell table:style-name="data.J1" office:value-type="date" office:date-value="2023-11-15">
            <text:p text:style-name="P1">2023-11-15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835835</text:p>
          </table:table-cell>
          <table:table-cell table:style-name="data.J1" office:value-type="date" office:date-value="2023-11-15">
            <text:p text:style-name="P1">2023-11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568571</text:p>
          </table:table-cell>
          <table:table-cell table:style-name="data.J1" office:value-type="date" office:date-value="2023-11-15">
            <text:p text:style-name="P1">2023-11-1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116282</text:p>
          </table:table-cell>
          <table:table-cell table:style-name="data.J1" office:value-type="date" office:date-value="2023-11-15">
            <text:p text:style-name="P1">2023-11-1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24123</text:p>
          </table:table-cell>
          <table:table-cell table:style-name="data.J1" office:value-type="date" office:date-value="2023-11-15">
            <text:p text:style-name="P1">2023-11-1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40956</text:p>
          </table:table-cell>
          <table:table-cell table:style-name="data.J1" office:value-type="date" office:date-value="2023-11-15">
            <text:p text:style-name="P1">2023-11-1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14728</text:p>
          </table:table-cell>
          <table:table-cell table:style-name="data.J1" office:value-type="date" office:date-value="2023-11-16">
            <text:p text:style-name="P1">2023-11-1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812257</text:p>
          </table:table-cell>
          <table:table-cell table:style-name="data.J1" office:value-type="date" office:date-value="2023-11-16">
            <text:p text:style-name="P1">2023-11-1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19573</text:p>
          </table:table-cell>
          <table:table-cell table:style-name="data.J1" office:value-type="date" office:date-value="2023-11-16">
            <text:p text:style-name="P1">2023-11-1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19921</text:p>
          </table:table-cell>
          <table:table-cell table:style-name="data.J1" office:value-type="date" office:date-value="2023-11-16">
            <text:p text:style-name="P1">2023-11-16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32843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52215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1071409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45306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65169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40132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51991</text:p>
          </table:table-cell>
          <table:table-cell table:style-name="data.J1" office:value-type="date" office:date-value="2023-11-17">
            <text:p text:style-name="P1">2023-11-1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148798</text:p>
          </table:table-cell>
          <table:table-cell table:style-name="data.J1" office:value-type="date" office:date-value="2023-11-18">
            <text:p text:style-name="P1">2023-11-1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76572</text:p>
          </table:table-cell>
          <table:table-cell table:style-name="data.J1" office:value-type="date" office:date-value="2023-11-18">
            <text:p text:style-name="P1">2023-11-18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79782</text:p>
          </table:table-cell>
          <table:table-cell table:style-name="data.J1" office:value-type="date" office:date-value="2023-11-18">
            <text:p text:style-name="P1">2023-11-1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80242</text:p>
          </table:table-cell>
          <table:table-cell table:style-name="data.J1" office:value-type="date" office:date-value="2023-11-18">
            <text:p text:style-name="P1">2023-11-18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53903</text:p>
          </table:table-cell>
          <table:table-cell table:style-name="data.J1" office:value-type="date" office:date-value="2023-11-19">
            <text:p text:style-name="P1">2023-11-1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89211</text:p>
          </table:table-cell>
          <table:table-cell table:style-name="data.J1" office:value-type="date" office:date-value="2023-11-19">
            <text:p text:style-name="P1">2023-11-1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142831</text:p>
          </table:table-cell>
          <table:table-cell table:style-name="data.J1" office:value-type="date" office:date-value="2023-11-19">
            <text:p text:style-name="P1">2023-11-1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53781</text:p>
          </table:table-cell>
          <table:table-cell table:style-name="data.J1" office:value-type="date" office:date-value="2023-11-19">
            <text:p text:style-name="P1">2023-11-1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409429</text:p>
          </table:table-cell>
          <table:table-cell table:style-name="data.J1" office:value-type="date" office:date-value="2023-11-19">
            <text:p text:style-name="P1">2023-11-19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516918</text:p>
          </table:table-cell>
          <table:table-cell table:style-name="data.J1" office:value-type="date" office:date-value="2023-11-19">
            <text:p text:style-name="P1">2023-11-1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401431</text:p>
          </table:table-cell>
          <table:table-cell table:style-name="data.J1" office:value-type="date" office:date-value="2023-11-20">
            <text:p text:style-name="P1">2023-11-2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58467</text:p>
          </table:table-cell>
          <table:table-cell table:style-name="data.J1" office:value-type="date" office:date-value="2023-11-20">
            <text:p text:style-name="P1">2023-11-20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84402</text:p>
          </table:table-cell>
          <table:table-cell table:style-name="data.J1" office:value-type="date" office:date-value="2023-11-20">
            <text:p text:style-name="P1">2023-11-2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24692</text:p>
          </table:table-cell>
          <table:table-cell table:style-name="data.J1" office:value-type="date" office:date-value="2023-11-20">
            <text:p text:style-name="P1">2023-11-20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11688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30213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45025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500314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46358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86957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82728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501952</text:p>
          </table:table-cell>
          <table:table-cell table:style-name="data.J1" office:value-type="date" office:date-value="2023-11-21">
            <text:p text:style-name="P1">2023-11-2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69455</text:p>
          </table:table-cell>
          <table:table-cell table:style-name="data.J1" office:value-type="date" office:date-value="2023-11-22">
            <text:p text:style-name="P1">2023-11-2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84921</text:p>
          </table:table-cell>
          <table:table-cell table:style-name="data.J1" office:value-type="date" office:date-value="2023-11-22">
            <text:p text:style-name="P1">2023-11-2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789056</text:p>
          </table:table-cell>
          <table:table-cell table:style-name="data.J1" office:value-type="date" office:date-value="2023-11-22">
            <text:p text:style-name="P1">2023-11-22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11570</text:p>
          </table:table-cell>
          <table:table-cell table:style-name="data.J1" office:value-type="date" office:date-value="2023-11-22">
            <text:p text:style-name="P1">2023-11-2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814900</text:p>
          </table:table-cell>
          <table:table-cell table:style-name="data.J1" office:value-type="date" office:date-value="2023-11-22">
            <text:p text:style-name="P1">2023-11-22</text:p>
          </table:table-cell>
        </table:table-row>
        <text:soft-page-break/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1028389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62339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219564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92940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51182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37736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151135</text:p>
          </table:table-cell>
          <table:table-cell table:style-name="data.J1" office:value-type="date" office:date-value="2023-11-23">
            <text:p text:style-name="P1">2023-11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53810</text:p>
          </table:table-cell>
          <table:table-cell table:style-name="data.J1" office:value-type="date" office:date-value="2023-11-24">
            <text:p text:style-name="P1">2023-11-2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649632</text:p>
          </table:table-cell>
          <table:table-cell table:style-name="data.J1" office:value-type="date" office:date-value="2023-11-24">
            <text:p text:style-name="P1">2023-11-2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29347</text:p>
          </table:table-cell>
          <table:table-cell table:style-name="data.J1" office:value-type="date" office:date-value="2023-11-24">
            <text:p text:style-name="P1">2023-11-2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97438</text:p>
          </table:table-cell>
          <table:table-cell table:style-name="data.J1" office:value-type="date" office:date-value="2023-11-24">
            <text:p text:style-name="P1">2023-11-2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69372</text:p>
          </table:table-cell>
          <table:table-cell table:style-name="data.J1" office:value-type="date" office:date-value="2023-11-24">
            <text:p text:style-name="P1">2023-11-2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102218</text:p>
          </table:table-cell>
          <table:table-cell table:style-name="data.J1" office:value-type="date" office:date-value="2023-11-24">
            <text:p text:style-name="P1">2023-11-2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41243</text:p>
          </table:table-cell>
          <table:table-cell table:style-name="data.J1" office:value-type="date" office:date-value="2023-11-25">
            <text:p text:style-name="P1">2023-11-2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16036</text:p>
          </table:table-cell>
          <table:table-cell table:style-name="data.J1" office:value-type="date" office:date-value="2023-11-25">
            <text:p text:style-name="P1">2023-11-2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19478</text:p>
          </table:table-cell>
          <table:table-cell table:style-name="data.J1" office:value-type="date" office:date-value="2023-11-25">
            <text:p text:style-name="P1">2023-11-2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36917</text:p>
          </table:table-cell>
          <table:table-cell table:style-name="data.J1" office:value-type="date" office:date-value="2023-11-25">
            <text:p text:style-name="P1">2023-11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24305</text:p>
          </table:table-cell>
          <table:table-cell table:style-name="data.J1" office:value-type="date" office:date-value="2023-11-25">
            <text:p text:style-name="P1">2023-11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619661</text:p>
          </table:table-cell>
          <table:table-cell table:style-name="data.J1" office:value-type="date" office:date-value="2023-11-26">
            <text:p text:style-name="P1">2023-11-2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793138</text:p>
          </table:table-cell>
          <table:table-cell table:style-name="data.J1" office:value-type="date" office:date-value="2023-11-26">
            <text:p text:style-name="P1">2023-11-2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12874</text:p>
          </table:table-cell>
          <table:table-cell table:style-name="data.J1" office:value-type="date" office:date-value="2023-11-26">
            <text:p text:style-name="P1">2023-11-2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28510</text:p>
          </table:table-cell>
          <table:table-cell table:style-name="data.J1" office:value-type="date" office:date-value="2023-11-27">
            <text:p text:style-name="P1">2023-11-2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30875</text:p>
          </table:table-cell>
          <table:table-cell table:style-name="data.J1" office:value-type="date" office:date-value="2023-11-27">
            <text:p text:style-name="P1">2023-11-2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64708</text:p>
          </table:table-cell>
          <table:table-cell table:style-name="data.J1" office:value-type="date" office:date-value="2023-11-27">
            <text:p text:style-name="P1">2023-11-2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90083</text:p>
          </table:table-cell>
          <table:table-cell table:style-name="data.J1" office:value-type="date" office:date-value="2023-11-27">
            <text:p text:style-name="P1">2023-11-2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53862</text:p>
          </table:table-cell>
          <table:table-cell table:style-name="data.J1" office:value-type="date" office:date-value="2023-11-28">
            <text:p text:style-name="P1">2023-11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88979</text:p>
          </table:table-cell>
          <table:table-cell table:style-name="data.J1" office:value-type="date" office:date-value="2023-11-28">
            <text:p text:style-name="P1">2023-11-2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42559</text:p>
          </table:table-cell>
          <table:table-cell table:style-name="data.J1" office:value-type="date" office:date-value="2023-11-28">
            <text:p text:style-name="P1">2023-11-2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75918</text:p>
          </table:table-cell>
          <table:table-cell table:style-name="data.J1" office:value-type="date" office:date-value="2023-11-28">
            <text:p text:style-name="P1">2023-11-2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060657</text:p>
          </table:table-cell>
          <table:table-cell table:style-name="data.J1" office:value-type="date" office:date-value="2023-11-28">
            <text:p text:style-name="P1">2023-11-28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63879</text:p>
          </table:table-cell>
          <table:table-cell table:style-name="data.J1" office:value-type="date" office:date-value="2023-11-29">
            <text:p text:style-name="P1">2023-11-29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67058</text:p>
          </table:table-cell>
          <table:table-cell table:style-name="data.J1" office:value-type="date" office:date-value="2023-11-29">
            <text:p text:style-name="P1">2023-11-2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40257</text:p>
          </table:table-cell>
          <table:table-cell table:style-name="data.J1" office:value-type="date" office:date-value="2023-11-29">
            <text:p text:style-name="P1">2023-11-2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61299</text:p>
          </table:table-cell>
          <table:table-cell table:style-name="data.J1" office:value-type="date" office:date-value="2023-11-30">
            <text:p text:style-name="P1">2023-11-3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99763</text:p>
          </table:table-cell>
          <table:table-cell table:style-name="data.J1" office:value-type="date" office:date-value="2023-11-30">
            <text:p text:style-name="P1">2023-11-3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51755</text:p>
          </table:table-cell>
          <table:table-cell table:style-name="data.J1" office:value-type="date" office:date-value="2023-11-30">
            <text:p text:style-name="P1">2023-11-30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059142</text:p>
          </table:table-cell>
          <table:table-cell table:style-name="data.J1" office:value-type="date" office:date-value="2023-11-30">
            <text:p text:style-name="P1">2023-11-3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07070</text:p>
          </table:table-cell>
          <table:table-cell table:style-name="data.J1" office:value-type="date" office:date-value="2023-11-30">
            <text:p text:style-name="P1">2023-11-3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72778</text:p>
          </table:table-cell>
          <table:table-cell table:style-name="data.J1" office:value-type="date" office:date-value="2023-12-01">
            <text:p text:style-name="P1">2023-12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86962</text:p>
          </table:table-cell>
          <table:table-cell table:style-name="data.J1" office:value-type="date" office:date-value="2023-12-01">
            <text:p text:style-name="P1">2023-12-0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81683</text:p>
          </table:table-cell>
          <table:table-cell table:style-name="data.J1" office:value-type="date" office:date-value="2023-12-01">
            <text:p text:style-name="P1">2023-12-0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88532</text:p>
          </table:table-cell>
          <table:table-cell table:style-name="data.J1" office:value-type="date" office:date-value="2023-12-01">
            <text:p text:style-name="P1">2023-12-0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664868</text:p>
          </table:table-cell>
          <table:table-cell table:style-name="data.J1" office:value-type="date" office:date-value="2023-12-02">
            <text:p text:style-name="P1">2023-12-0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075932</text:p>
          </table:table-cell>
          <table:table-cell table:style-name="data.J1" office:value-type="date" office:date-value="2023-12-02">
            <text:p text:style-name="P1">2023-12-0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83486</text:p>
          </table:table-cell>
          <table:table-cell table:style-name="data.J1" office:value-type="date" office:date-value="2023-12-02">
            <text:p text:style-name="P1">2023-12-0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92784</text:p>
          </table:table-cell>
          <table:table-cell table:style-name="data.J1" office:value-type="date" office:date-value="2023-12-02">
            <text:p text:style-name="P1">2023-12-0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199885</text:p>
          </table:table-cell>
          <table:table-cell table:style-name="data.J1" office:value-type="date" office:date-value="2023-12-03">
            <text:p text:style-name="P1">2023-12-0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18945</text:p>
          </table:table-cell>
          <table:table-cell table:style-name="data.J1" office:value-type="date" office:date-value="2023-12-03">
            <text:p text:style-name="P1">2023-12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69873</text:p>
          </table:table-cell>
          <table:table-cell table:style-name="data.J1" office:value-type="date" office:date-value="2023-12-03">
            <text:p text:style-name="P1">2023-12-0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13692</text:p>
          </table:table-cell>
          <table:table-cell table:style-name="data.J1" office:value-type="date" office:date-value="2023-12-03">
            <text:p text:style-name="P1">2023-12-0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48908</text:p>
          </table:table-cell>
          <table:table-cell table:style-name="data.J1" office:value-type="date" office:date-value="2023-12-03">
            <text:p text:style-name="P1">2023-12-0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046682</text:p>
          </table:table-cell>
          <table:table-cell table:style-name="data.J1" office:value-type="date" office:date-value="2023-12-04">
            <text:p text:style-name="P1">2023-12-04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83908</text:p>
          </table:table-cell>
          <table:table-cell table:style-name="data.J1" office:value-type="date" office:date-value="2023-12-04">
            <text:p text:style-name="P1">2023-12-04</text:p>
          </table:table-cell>
        </table:table-row>
        <text:soft-page-break/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87472</text:p>
          </table:table-cell>
          <table:table-cell table:style-name="data.J1" office:value-type="date" office:date-value="2023-12-04">
            <text:p text:style-name="P1">2023-12-0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149474</text:p>
          </table:table-cell>
          <table:table-cell table:style-name="data.J1" office:value-type="date" office:date-value="2023-12-04">
            <text:p text:style-name="P1">2023-12-04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79100</text:p>
          </table:table-cell>
          <table:table-cell table:style-name="data.J1" office:value-type="date" office:date-value="2023-12-05">
            <text:p text:style-name="P1">2023-12-0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12907</text:p>
          </table:table-cell>
          <table:table-cell table:style-name="data.J1" office:value-type="date" office:date-value="2023-12-05">
            <text:p text:style-name="P1">2023-12-05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040613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14485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568263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91528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783793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79988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218114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74213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36190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10309</text:p>
          </table:table-cell>
          <table:table-cell table:style-name="data.J1" office:value-type="date" office:date-value="2023-12-06">
            <text:p text:style-name="P1">2023-12-06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66814</text:p>
          </table:table-cell>
          <table:table-cell table:style-name="data.J1" office:value-type="date" office:date-value="2023-12-07">
            <text:p text:style-name="P1">2023-12-0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131688</text:p>
          </table:table-cell>
          <table:table-cell table:style-name="data.J1" office:value-type="date" office:date-value="2023-12-07">
            <text:p text:style-name="P1">2023-12-0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118396</text:p>
          </table:table-cell>
          <table:table-cell table:style-name="data.J1" office:value-type="date" office:date-value="2023-12-07">
            <text:p text:style-name="P1">2023-12-0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16034</text:p>
          </table:table-cell>
          <table:table-cell table:style-name="data.J1" office:value-type="date" office:date-value="2023-12-07">
            <text:p text:style-name="P1">2023-12-0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15981</text:p>
          </table:table-cell>
          <table:table-cell table:style-name="data.J1" office:value-type="date" office:date-value="2023-12-08">
            <text:p text:style-name="P1">2023-12-0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574813</text:p>
          </table:table-cell>
          <table:table-cell table:style-name="data.J1" office:value-type="date" office:date-value="2023-12-08">
            <text:p text:style-name="P1">2023-12-08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73030</text:p>
          </table:table-cell>
          <table:table-cell table:style-name="data.J1" office:value-type="date" office:date-value="2023-12-08">
            <text:p text:style-name="P1">2023-12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99585</text:p>
          </table:table-cell>
          <table:table-cell table:style-name="data.J1" office:value-type="date" office:date-value="2023-12-08">
            <text:p text:style-name="P1">2023-12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12158</text:p>
          </table:table-cell>
          <table:table-cell table:style-name="data.J1" office:value-type="date" office:date-value="2023-12-08">
            <text:p text:style-name="P1">2023-12-0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69001</text:p>
          </table:table-cell>
          <table:table-cell table:style-name="data.J1" office:value-type="date" office:date-value="2023-12-08">
            <text:p text:style-name="P1">2023-12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98021</text:p>
          </table:table-cell>
          <table:table-cell table:style-name="data.J1" office:value-type="date" office:date-value="2023-12-09">
            <text:p text:style-name="P1">2023-12-0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73163</text:p>
          </table:table-cell>
          <table:table-cell table:style-name="data.J1" office:value-type="date" office:date-value="2023-12-09">
            <text:p text:style-name="P1">2023-12-09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495360</text:p>
          </table:table-cell>
          <table:table-cell table:style-name="data.J1" office:value-type="date" office:date-value="2023-12-09">
            <text:p text:style-name="P1">2023-12-0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77850</text:p>
          </table:table-cell>
          <table:table-cell table:style-name="data.J1" office:value-type="date" office:date-value="2023-12-10">
            <text:p text:style-name="P1">2023-12-1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04384</text:p>
          </table:table-cell>
          <table:table-cell table:style-name="data.J1" office:value-type="date" office:date-value="2023-12-10">
            <text:p text:style-name="P1">2023-12-1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25213</text:p>
          </table:table-cell>
          <table:table-cell table:style-name="data.J1" office:value-type="date" office:date-value="2023-12-10">
            <text:p text:style-name="P1">2023-12-1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39921</text:p>
          </table:table-cell>
          <table:table-cell table:style-name="data.J1" office:value-type="date" office:date-value="2023-12-10">
            <text:p text:style-name="P1">2023-12-1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773291</text:p>
          </table:table-cell>
          <table:table-cell table:style-name="data.J1" office:value-type="date" office:date-value="2023-12-10">
            <text:p text:style-name="P1">2023-12-10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549198</text:p>
          </table:table-cell>
          <table:table-cell table:style-name="data.J1" office:value-type="date" office:date-value="2023-12-10">
            <text:p text:style-name="P1">2023-12-1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114292</text:p>
          </table:table-cell>
          <table:table-cell table:style-name="data.J1" office:value-type="date" office:date-value="2023-12-12">
            <text:p text:style-name="P1">2023-12-1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69584</text:p>
          </table:table-cell>
          <table:table-cell table:style-name="data.J1" office:value-type="date" office:date-value="2023-12-12">
            <text:p text:style-name="P1">2023-12-1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79469</text:p>
          </table:table-cell>
          <table:table-cell table:style-name="data.J1" office:value-type="date" office:date-value="2023-12-13">
            <text:p text:style-name="P1">2023-12-1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45366</text:p>
          </table:table-cell>
          <table:table-cell table:style-name="data.J1" office:value-type="date" office:date-value="2023-12-13">
            <text:p text:style-name="P1">2023-12-1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75655</text:p>
          </table:table-cell>
          <table:table-cell table:style-name="data.J1" office:value-type="date" office:date-value="2023-12-13">
            <text:p text:style-name="P1">2023-12-1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82171</text:p>
          </table:table-cell>
          <table:table-cell table:style-name="data.J1" office:value-type="date" office:date-value="2023-12-13">
            <text:p text:style-name="P1">2023-12-1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117223</text:p>
          </table:table-cell>
          <table:table-cell table:style-name="data.J1" office:value-type="date" office:date-value="2023-12-13">
            <text:p text:style-name="P1">2023-12-1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03117</text:p>
          </table:table-cell>
          <table:table-cell table:style-name="data.J1" office:value-type="date" office:date-value="2023-12-14">
            <text:p text:style-name="P1">2023-12-1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82557</text:p>
          </table:table-cell>
          <table:table-cell table:style-name="data.J1" office:value-type="date" office:date-value="2023-12-14">
            <text:p text:style-name="P1">2023-12-1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084726</text:p>
          </table:table-cell>
          <table:table-cell table:style-name="data.J1" office:value-type="date" office:date-value="2023-12-15">
            <text:p text:style-name="P1">2023-12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21499</text:p>
          </table:table-cell>
          <table:table-cell table:style-name="data.J1" office:value-type="date" office:date-value="2023-12-15">
            <text:p text:style-name="P1">2023-12-1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18413</text:p>
          </table:table-cell>
          <table:table-cell table:style-name="data.J1" office:value-type="date" office:date-value="2023-12-15">
            <text:p text:style-name="P1">2023-12-15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04648</text:p>
          </table:table-cell>
          <table:table-cell table:style-name="data.J1" office:value-type="date" office:date-value="2023-12-15">
            <text:p text:style-name="P1">2023-12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20056</text:p>
          </table:table-cell>
          <table:table-cell table:style-name="data.J1" office:value-type="date" office:date-value="2023-12-15">
            <text:p text:style-name="P1">2023-12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20066</text:p>
          </table:table-cell>
          <table:table-cell table:style-name="data.J1" office:value-type="date" office:date-value="2023-12-15">
            <text:p text:style-name="P1">2023-12-1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46058</text:p>
          </table:table-cell>
          <table:table-cell table:style-name="data.J1" office:value-type="date" office:date-value="2023-12-16">
            <text:p text:style-name="P1">2023-12-16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53720</text:p>
          </table:table-cell>
          <table:table-cell table:style-name="data.J1" office:value-type="date" office:date-value="2023-12-16">
            <text:p text:style-name="P1">2023-12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19959</text:p>
          </table:table-cell>
          <table:table-cell table:style-name="data.J1" office:value-type="date" office:date-value="2023-12-16">
            <text:p text:style-name="P1">2023-12-1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144240</text:p>
          </table:table-cell>
          <table:table-cell table:style-name="data.J1" office:value-type="date" office:date-value="2023-12-16">
            <text:p text:style-name="P1">2023-12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97475</text:p>
          </table:table-cell>
          <table:table-cell table:style-name="data.J1" office:value-type="date" office:date-value="2023-12-17">
            <text:p text:style-name="P1">2023-12-17</text:p>
          </table:table-cell>
        </table:table-row>
        <text:soft-page-break/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53253</text:p>
          </table:table-cell>
          <table:table-cell table:style-name="data.J1" office:value-type="date" office:date-value="2023-12-17">
            <text:p text:style-name="P1">2023-12-17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40506</text:p>
          </table:table-cell>
          <table:table-cell table:style-name="data.J1" office:value-type="date" office:date-value="2023-12-17">
            <text:p text:style-name="P1">2023-12-1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40786</text:p>
          </table:table-cell>
          <table:table-cell table:style-name="data.J1" office:value-type="date" office:date-value="2023-12-17">
            <text:p text:style-name="P1">2023-12-1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88602</text:p>
          </table:table-cell>
          <table:table-cell table:style-name="data.J1" office:value-type="date" office:date-value="2023-12-18">
            <text:p text:style-name="P1">2023-12-18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48646</text:p>
          </table:table-cell>
          <table:table-cell table:style-name="data.J1" office:value-type="date" office:date-value="2023-12-18">
            <text:p text:style-name="P1">2023-12-1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43540</text:p>
          </table:table-cell>
          <table:table-cell table:style-name="data.J1" office:value-type="date" office:date-value="2023-12-18">
            <text:p text:style-name="P1">2023-12-1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118335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040410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92124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534372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35049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19113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87010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11555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985418</text:p>
          </table:table-cell>
          <table:table-cell table:style-name="data.J1" office:value-type="date" office:date-value="2023-12-20">
            <text:p text:style-name="P1">2023-12-2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139241</text:p>
          </table:table-cell>
          <table:table-cell table:style-name="data.J1" office:value-type="date" office:date-value="2023-12-21">
            <text:p text:style-name="P1">2023-12-2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72027</text:p>
          </table:table-cell>
          <table:table-cell table:style-name="data.J1" office:value-type="date" office:date-value="2023-12-21">
            <text:p text:style-name="P1">2023-12-2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43391</text:p>
          </table:table-cell>
          <table:table-cell table:style-name="data.J1" office:value-type="date" office:date-value="2023-12-21">
            <text:p text:style-name="P1">2023-12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74780</text:p>
          </table:table-cell>
          <table:table-cell table:style-name="data.J1" office:value-type="date" office:date-value="2023-12-21">
            <text:p text:style-name="P1">2023-12-2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362046</text:p>
          </table:table-cell>
          <table:table-cell table:style-name="data.J1" office:value-type="date" office:date-value="2023-12-21">
            <text:p text:style-name="P1">2023-12-2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56382</text:p>
          </table:table-cell>
          <table:table-cell table:style-name="data.J1" office:value-type="date" office:date-value="2023-12-21">
            <text:p text:style-name="P1">2023-12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12332</text:p>
          </table:table-cell>
          <table:table-cell table:style-name="data.J1" office:value-type="date" office:date-value="2023-12-22">
            <text:p text:style-name="P1">2023-12-2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94455</text:p>
          </table:table-cell>
          <table:table-cell table:style-name="data.J1" office:value-type="date" office:date-value="2023-12-22">
            <text:p text:style-name="P1">2023-12-22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66693</text:p>
          </table:table-cell>
          <table:table-cell table:style-name="data.J1" office:value-type="date" office:date-value="2023-12-22">
            <text:p text:style-name="P1">2023-12-2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89253</text:p>
          </table:table-cell>
          <table:table-cell table:style-name="data.J1" office:value-type="date" office:date-value="2023-12-22">
            <text:p text:style-name="P1">2023-12-2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91367</text:p>
          </table:table-cell>
          <table:table-cell table:style-name="data.J1" office:value-type="date" office:date-value="2023-12-23">
            <text:p text:style-name="P1">2023-12-2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1024567</text:p>
          </table:table-cell>
          <table:table-cell table:style-name="data.J1" office:value-type="date" office:date-value="2023-12-23">
            <text:p text:style-name="P1">2023-12-2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31055</text:p>
          </table:table-cell>
          <table:table-cell table:style-name="data.J1" office:value-type="date" office:date-value="2023-12-24">
            <text:p text:style-name="P1">2023-12-2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585453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934143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56561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96574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43289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014365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60617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82931</text:p>
          </table:table-cell>
          <table:table-cell table:style-name="data.J1" office:value-type="date" office:date-value="2023-12-25">
            <text:p text:style-name="P1">2023-12-25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29049</text:p>
          </table:table-cell>
          <table:table-cell table:style-name="data.J1" office:value-type="date" office:date-value="2023-12-26">
            <text:p text:style-name="P1">2023-12-2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19308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79430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63308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96701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09551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70004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05918</text:p>
          </table:table-cell>
          <table:table-cell table:style-name="data.J1" office:value-type="date" office:date-value="2023-12-27">
            <text:p text:style-name="P1">2023-12-2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377971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96327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122997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542161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75837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265607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541569</text:p>
          </table:table-cell>
          <table:table-cell table:style-name="data.J1" office:value-type="date" office:date-value="2023-12-28">
            <text:p text:style-name="P1">2023-12-28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369484</text:p>
          </table:table-cell>
          <table:table-cell table:style-name="data.J1" office:value-type="date" office:date-value="2023-12-29">
            <text:p text:style-name="P1">2023-12-2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39590</text:p>
          </table:table-cell>
          <table:table-cell table:style-name="data.J1" office:value-type="date" office:date-value="2023-12-29">
            <text:p text:style-name="P1">2023-12-29</text:p>
          </table:table-cell>
        </table:table-row>
        <text:soft-page-break/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48072</text:p>
          </table:table-cell>
          <table:table-cell table:style-name="data.J1" office:value-type="date" office:date-value="2023-12-29">
            <text:p text:style-name="P1">2023-12-29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99368</text:p>
          </table:table-cell>
          <table:table-cell table:style-name="data.J1" office:value-type="date" office:date-value="2023-12-30">
            <text:p text:style-name="P1">2023-12-3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07199</text:p>
          </table:table-cell>
          <table:table-cell table:style-name="data.J1" office:value-type="date" office:date-value="2023-12-30">
            <text:p text:style-name="P1">2023-12-3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21901</text:p>
          </table:table-cell>
          <table:table-cell table:style-name="data.J1" office:value-type="date" office:date-value="2023-12-30">
            <text:p text:style-name="P1">2023-12-3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47491</text:p>
          </table:table-cell>
          <table:table-cell table:style-name="data.J1" office:value-type="date" office:date-value="2023-12-30">
            <text:p text:style-name="P1">2023-12-30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16542</text:p>
          </table:table-cell>
          <table:table-cell table:style-name="data.J1" office:value-type="date" office:date-value="2023-12-30">
            <text:p text:style-name="P1">2023-12-3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92303</text:p>
          </table:table-cell>
          <table:table-cell table:style-name="data.J1" office:value-type="date" office:date-value="2023-12-31">
            <text:p text:style-name="P1">2023-12-3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152548</text:p>
          </table:table-cell>
          <table:table-cell table:style-name="data.J1" office:value-type="date" office:date-value="2023-12-31">
            <text:p text:style-name="P1">2023-12-3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603109</text:p>
          </table:table-cell>
          <table:table-cell table:style-name="data.J1" office:value-type="date" office:date-value="2023-12-31">
            <text:p text:style-name="P1">2023-12-3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81074</text:p>
          </table:table-cell>
          <table:table-cell table:style-name="data.J1" office:value-type="date" office:date-value="2023-12-31">
            <text:p text:style-name="P1">2023-12-3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123306</text:p>
          </table:table-cell>
          <table:table-cell table:style-name="data.J1" office:value-type="date" office:date-value="2023-12-31">
            <text:p text:style-name="P1">2023-12-3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171145</text:p>
          </table:table-cell>
          <table:table-cell table:style-name="data.J1" office:value-type="date" office:date-value="2023-12-31">
            <text:p text:style-name="P1">2023-12-3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134941</text:p>
          </table:table-cell>
          <table:table-cell table:style-name="data.J1" office:value-type="date" office:date-value="2024-01-01">
            <text:p text:style-name="P1">2024-01-0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94365</text:p>
          </table:table-cell>
          <table:table-cell table:style-name="data.J1" office:value-type="date" office:date-value="2024-01-01">
            <text:p text:style-name="P1">2024-01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82800</text:p>
          </table:table-cell>
          <table:table-cell table:style-name="data.J1" office:value-type="date" office:date-value="2024-01-01">
            <text:p text:style-name="P1">2024-01-0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03721</text:p>
          </table:table-cell>
          <table:table-cell table:style-name="data.J1" office:value-type="date" office:date-value="2024-01-01">
            <text:p text:style-name="P1">2024-01-0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43961</text:p>
          </table:table-cell>
          <table:table-cell table:style-name="data.J1" office:value-type="date" office:date-value="2024-01-01">
            <text:p text:style-name="P1">2024-01-0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74337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679783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10885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82058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37854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15155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60571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68851</text:p>
          </table:table-cell>
          <table:table-cell table:style-name="data.J1" office:value-type="date" office:date-value="2024-01-02">
            <text:p text:style-name="P1">2024-01-0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52825</text:p>
          </table:table-cell>
          <table:table-cell table:style-name="data.J1" office:value-type="date" office:date-value="2024-01-03">
            <text:p text:style-name="P1">2024-01-0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89857</text:p>
          </table:table-cell>
          <table:table-cell table:style-name="data.J1" office:value-type="date" office:date-value="2024-01-03">
            <text:p text:style-name="P1">2024-01-0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86482</text:p>
          </table:table-cell>
          <table:table-cell table:style-name="data.J1" office:value-type="date" office:date-value="2024-01-03">
            <text:p text:style-name="P1">2024-01-0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30560</text:p>
          </table:table-cell>
          <table:table-cell table:style-name="data.J1" office:value-type="date" office:date-value="2024-01-03">
            <text:p text:style-name="P1">2024-01-03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88570</text:p>
          </table:table-cell>
          <table:table-cell table:style-name="data.J1" office:value-type="date" office:date-value="2024-01-03">
            <text:p text:style-name="P1">2024-01-0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108410</text:p>
          </table:table-cell>
          <table:table-cell table:style-name="data.J1" office:value-type="date" office:date-value="2024-01-03">
            <text:p text:style-name="P1">2024-01-0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21946</text:p>
          </table:table-cell>
          <table:table-cell table:style-name="data.J1" office:value-type="date" office:date-value="2024-01-04">
            <text:p text:style-name="P1">2024-01-0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61134</text:p>
          </table:table-cell>
          <table:table-cell table:style-name="data.J1" office:value-type="date" office:date-value="2024-01-04">
            <text:p text:style-name="P1">2024-01-0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96277</text:p>
          </table:table-cell>
          <table:table-cell table:style-name="data.J1" office:value-type="date" office:date-value="2024-01-04">
            <text:p text:style-name="P1">2024-01-0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49432</text:p>
          </table:table-cell>
          <table:table-cell table:style-name="data.J1" office:value-type="date" office:date-value="2024-01-04">
            <text:p text:style-name="P1">2024-01-0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26660</text:p>
          </table:table-cell>
          <table:table-cell table:style-name="data.J1" office:value-type="date" office:date-value="2024-01-04">
            <text:p text:style-name="P1">2024-01-0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11619</text:p>
          </table:table-cell>
          <table:table-cell table:style-name="data.J1" office:value-type="date" office:date-value="2024-01-04">
            <text:p text:style-name="P1">2024-01-0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12989</text:p>
          </table:table-cell>
          <table:table-cell table:style-name="data.J1" office:value-type="date" office:date-value="2024-01-05">
            <text:p text:style-name="P1">2024-01-0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05772</text:p>
          </table:table-cell>
          <table:table-cell table:style-name="data.J1" office:value-type="date" office:date-value="2024-01-05">
            <text:p text:style-name="P1">2024-01-0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13520</text:p>
          </table:table-cell>
          <table:table-cell table:style-name="data.J1" office:value-type="date" office:date-value="2024-01-05">
            <text:p text:style-name="P1">2024-01-0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17228</text:p>
          </table:table-cell>
          <table:table-cell table:style-name="data.J1" office:value-type="date" office:date-value="2024-01-05">
            <text:p text:style-name="P1">2024-01-0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54715</text:p>
          </table:table-cell>
          <table:table-cell table:style-name="data.J1" office:value-type="date" office:date-value="2024-01-05">
            <text:p text:style-name="P1">2024-01-0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46520</text:p>
          </table:table-cell>
          <table:table-cell table:style-name="data.J1" office:value-type="date" office:date-value="2024-01-05">
            <text:p text:style-name="P1">2024-01-0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02121</text:p>
          </table:table-cell>
          <table:table-cell table:style-name="data.J1" office:value-type="date" office:date-value="2024-01-06">
            <text:p text:style-name="P1">2024-01-0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23014</text:p>
          </table:table-cell>
          <table:table-cell table:style-name="data.J1" office:value-type="date" office:date-value="2024-01-06">
            <text:p text:style-name="P1">2024-01-06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64426</text:p>
          </table:table-cell>
          <table:table-cell table:style-name="data.J1" office:value-type="date" office:date-value="2024-01-06">
            <text:p text:style-name="P1">2024-01-06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757447</text:p>
          </table:table-cell>
          <table:table-cell table:style-name="data.J1" office:value-type="date" office:date-value="2024-01-06">
            <text:p text:style-name="P1">2024-01-0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61033</text:p>
          </table:table-cell>
          <table:table-cell table:style-name="data.J1" office:value-type="date" office:date-value="2024-01-07">
            <text:p text:style-name="P1">2024-01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90585</text:p>
          </table:table-cell>
          <table:table-cell table:style-name="data.J1" office:value-type="date" office:date-value="2024-01-07">
            <text:p text:style-name="P1">2024-01-0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00386</text:p>
          </table:table-cell>
          <table:table-cell table:style-name="data.J1" office:value-type="date" office:date-value="2024-01-08">
            <text:p text:style-name="P1">2024-01-08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87894</text:p>
          </table:table-cell>
          <table:table-cell table:style-name="data.J1" office:value-type="date" office:date-value="2024-01-08">
            <text:p text:style-name="P1">2024-01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30756</text:p>
          </table:table-cell>
          <table:table-cell table:style-name="data.J1" office:value-type="date" office:date-value="2024-01-08">
            <text:p text:style-name="P1">2024-01-0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45112</text:p>
          </table:table-cell>
          <table:table-cell table:style-name="data.J1" office:value-type="date" office:date-value="2024-01-08">
            <text:p text:style-name="P1">2024-01-08</text:p>
          </table:table-cell>
        </table:table-row>
        <text:soft-page-break/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536233</text:p>
          </table:table-cell>
          <table:table-cell table:style-name="data.J1" office:value-type="date" office:date-value="2024-01-09">
            <text:p text:style-name="P1">2024-01-09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82410</text:p>
          </table:table-cell>
          <table:table-cell table:style-name="data.J1" office:value-type="date" office:date-value="2024-01-09">
            <text:p text:style-name="P1">2024-01-09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95298</text:p>
          </table:table-cell>
          <table:table-cell table:style-name="data.J1" office:value-type="date" office:date-value="2024-01-09">
            <text:p text:style-name="P1">2024-01-0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128100</text:p>
          </table:table-cell>
          <table:table-cell table:style-name="data.J1" office:value-type="date" office:date-value="2024-01-09">
            <text:p text:style-name="P1">2024-01-0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42328</text:p>
          </table:table-cell>
          <table:table-cell table:style-name="data.J1" office:value-type="date" office:date-value="2024-01-09">
            <text:p text:style-name="P1">2024-01-0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60171</text:p>
          </table:table-cell>
          <table:table-cell table:style-name="data.J1" office:value-type="date" office:date-value="2024-01-10">
            <text:p text:style-name="P1">2024-01-1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55399</text:p>
          </table:table-cell>
          <table:table-cell table:style-name="data.J1" office:value-type="date" office:date-value="2024-01-10">
            <text:p text:style-name="P1">2024-01-1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89852</text:p>
          </table:table-cell>
          <table:table-cell table:style-name="data.J1" office:value-type="date" office:date-value="2024-01-10">
            <text:p text:style-name="P1">2024-01-1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07456</text:p>
          </table:table-cell>
          <table:table-cell table:style-name="data.J1" office:value-type="date" office:date-value="2024-01-10">
            <text:p text:style-name="P1">2024-01-1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10919</text:p>
          </table:table-cell>
          <table:table-cell table:style-name="data.J1" office:value-type="date" office:date-value="2024-01-10">
            <text:p text:style-name="P1">2024-01-1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93296</text:p>
          </table:table-cell>
          <table:table-cell table:style-name="data.J1" office:value-type="date" office:date-value="2024-01-11">
            <text:p text:style-name="P1">2024-01-1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25595</text:p>
          </table:table-cell>
          <table:table-cell table:style-name="data.J1" office:value-type="date" office:date-value="2024-01-11">
            <text:p text:style-name="P1">2024-01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54059</text:p>
          </table:table-cell>
          <table:table-cell table:style-name="data.J1" office:value-type="date" office:date-value="2024-01-11">
            <text:p text:style-name="P1">2024-01-1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14902</text:p>
          </table:table-cell>
          <table:table-cell table:style-name="data.J1" office:value-type="date" office:date-value="2024-01-11">
            <text:p text:style-name="P1">2024-01-1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26656</text:p>
          </table:table-cell>
          <table:table-cell table:style-name="data.J1" office:value-type="date" office:date-value="2024-01-11">
            <text:p text:style-name="P1">2024-01-1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406389</text:p>
          </table:table-cell>
          <table:table-cell table:style-name="data.J1" office:value-type="date" office:date-value="2024-01-12">
            <text:p text:style-name="P1">2024-01-1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77602</text:p>
          </table:table-cell>
          <table:table-cell table:style-name="data.J1" office:value-type="date" office:date-value="2024-01-12">
            <text:p text:style-name="P1">2024-01-1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574373</text:p>
          </table:table-cell>
          <table:table-cell table:style-name="data.J1" office:value-type="date" office:date-value="2024-01-12">
            <text:p text:style-name="P1">2024-01-1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038441</text:p>
          </table:table-cell>
          <table:table-cell table:style-name="data.J1" office:value-type="date" office:date-value="2024-01-12">
            <text:p text:style-name="P1">2024-01-12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50345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62724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91651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43067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68835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89465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62144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762518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52797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33139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28767</text:p>
          </table:table-cell>
          <table:table-cell table:style-name="data.J1" office:value-type="date" office:date-value="2024-01-13">
            <text:p text:style-name="P1">2024-01-1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893752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96503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26455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00168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56949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16838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61156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02849</text:p>
          </table:table-cell>
          <table:table-cell table:style-name="data.J1" office:value-type="date" office:date-value="2024-01-14">
            <text:p text:style-name="P1">2024-01-14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06035</text:p>
          </table:table-cell>
          <table:table-cell table:style-name="data.J1" office:value-type="date" office:date-value="2024-01-15">
            <text:p text:style-name="P1">2024-01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820492</text:p>
          </table:table-cell>
          <table:table-cell table:style-name="data.J1" office:value-type="date" office:date-value="2024-01-15">
            <text:p text:style-name="P1">2024-01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561393</text:p>
          </table:table-cell>
          <table:table-cell table:style-name="data.J1" office:value-type="date" office:date-value="2024-01-15">
            <text:p text:style-name="P1">2024-01-1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95118</text:p>
          </table:table-cell>
          <table:table-cell table:style-name="data.J1" office:value-type="date" office:date-value="2024-01-15">
            <text:p text:style-name="P1">2024-01-15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02896</text:p>
          </table:table-cell>
          <table:table-cell table:style-name="data.J1" office:value-type="date" office:date-value="2024-01-16">
            <text:p text:style-name="P1">2024-01-1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122446</text:p>
          </table:table-cell>
          <table:table-cell table:style-name="data.J1" office:value-type="date" office:date-value="2024-01-16">
            <text:p text:style-name="P1">2024-01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60762</text:p>
          </table:table-cell>
          <table:table-cell table:style-name="data.J1" office:value-type="date" office:date-value="2024-01-16">
            <text:p text:style-name="P1">2024-01-16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020082</text:p>
          </table:table-cell>
          <table:table-cell table:style-name="data.J1" office:value-type="date" office:date-value="2024-01-16">
            <text:p text:style-name="P1">2024-01-1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93928</text:p>
          </table:table-cell>
          <table:table-cell table:style-name="data.J1" office:value-type="date" office:date-value="2024-01-16">
            <text:p text:style-name="P1">2024-01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891551</text:p>
          </table:table-cell>
          <table:table-cell table:style-name="data.J1" office:value-type="date" office:date-value="2024-01-17">
            <text:p text:style-name="P1">2024-01-1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23679</text:p>
          </table:table-cell>
          <table:table-cell table:style-name="data.J1" office:value-type="date" office:date-value="2024-01-17">
            <text:p text:style-name="P1">2024-01-1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90074</text:p>
          </table:table-cell>
          <table:table-cell table:style-name="data.J1" office:value-type="date" office:date-value="2024-01-17">
            <text:p text:style-name="P1">2024-01-1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83457</text:p>
          </table:table-cell>
          <table:table-cell table:style-name="data.J1" office:value-type="date" office:date-value="2024-01-17">
            <text:p text:style-name="P1">2024-01-1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62240</text:p>
          </table:table-cell>
          <table:table-cell table:style-name="data.J1" office:value-type="date" office:date-value="2024-01-18">
            <text:p text:style-name="P1">2024-01-1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97637</text:p>
          </table:table-cell>
          <table:table-cell table:style-name="data.J1" office:value-type="date" office:date-value="2024-01-18">
            <text:p text:style-name="P1">2024-01-18</text:p>
          </table:table-cell>
        </table:table-row>
        <text:soft-page-break/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344290</text:p>
          </table:table-cell>
          <table:table-cell table:style-name="data.J1" office:value-type="date" office:date-value="2024-01-18">
            <text:p text:style-name="P1">2024-01-1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579639</text:p>
          </table:table-cell>
          <table:table-cell table:style-name="data.J1" office:value-type="date" office:date-value="2024-01-18">
            <text:p text:style-name="P1">2024-01-18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12130</text:p>
          </table:table-cell>
          <table:table-cell table:style-name="data.J1" office:value-type="date" office:date-value="2024-01-18">
            <text:p text:style-name="P1">2024-01-1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04458</text:p>
          </table:table-cell>
          <table:table-cell table:style-name="data.J1" office:value-type="date" office:date-value="2024-01-18">
            <text:p text:style-name="P1">2024-01-1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50935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59085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912802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82858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76319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33826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31194</text:p>
          </table:table-cell>
          <table:table-cell table:style-name="data.J1" office:value-type="date" office:date-value="2024-01-19">
            <text:p text:style-name="P1">2024-01-19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855912</text:p>
          </table:table-cell>
          <table:table-cell table:style-name="data.J1" office:value-type="date" office:date-value="2024-01-20">
            <text:p text:style-name="P1">2024-01-2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44263</text:p>
          </table:table-cell>
          <table:table-cell table:style-name="data.J1" office:value-type="date" office:date-value="2024-01-20">
            <text:p text:style-name="P1">2024-01-2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08593</text:p>
          </table:table-cell>
          <table:table-cell table:style-name="data.J1" office:value-type="date" office:date-value="2024-01-20">
            <text:p text:style-name="P1">2024-01-2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92032</text:p>
          </table:table-cell>
          <table:table-cell table:style-name="data.J1" office:value-type="date" office:date-value="2024-01-21">
            <text:p text:style-name="P1">2024-01-2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483634</text:p>
          </table:table-cell>
          <table:table-cell table:style-name="data.J1" office:value-type="date" office:date-value="2024-01-22">
            <text:p text:style-name="P1">2024-01-2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49790</text:p>
          </table:table-cell>
          <table:table-cell table:style-name="data.J1" office:value-type="date" office:date-value="2024-01-22">
            <text:p text:style-name="P1">2024-01-22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875933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144189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08826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12604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420880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010498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339260</text:p>
          </table:table-cell>
          <table:table-cell table:style-name="data.J1" office:value-type="date" office:date-value="2024-01-23">
            <text:p text:style-name="P1">2024-01-2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24930</text:p>
          </table:table-cell>
          <table:table-cell table:style-name="data.J1" office:value-type="date" office:date-value="2024-01-24">
            <text:p text:style-name="P1">2024-01-2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948055</text:p>
          </table:table-cell>
          <table:table-cell table:style-name="data.J1" office:value-type="date" office:date-value="2024-01-24">
            <text:p text:style-name="P1">2024-01-2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936147</text:p>
          </table:table-cell>
          <table:table-cell table:style-name="data.J1" office:value-type="date" office:date-value="2024-01-24">
            <text:p text:style-name="P1">2024-01-24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014462</text:p>
          </table:table-cell>
          <table:table-cell table:style-name="data.J1" office:value-type="date" office:date-value="2024-01-24">
            <text:p text:style-name="P1">2024-01-2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53074</text:p>
          </table:table-cell>
          <table:table-cell table:style-name="data.J1" office:value-type="date" office:date-value="2024-01-24">
            <text:p text:style-name="P1">2024-01-2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016847</text:p>
          </table:table-cell>
          <table:table-cell table:style-name="data.J1" office:value-type="date" office:date-value="2024-01-25">
            <text:p text:style-name="P1">2024-01-25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47975</text:p>
          </table:table-cell>
          <table:table-cell table:style-name="data.J1" office:value-type="date" office:date-value="2024-01-25">
            <text:p text:style-name="P1">2024-01-25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26145</text:p>
          </table:table-cell>
          <table:table-cell table:style-name="data.J1" office:value-type="date" office:date-value="2024-01-25">
            <text:p text:style-name="P1">2024-01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66784</text:p>
          </table:table-cell>
          <table:table-cell table:style-name="data.J1" office:value-type="date" office:date-value="2024-01-25">
            <text:p text:style-name="P1">2024-01-2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35736</text:p>
          </table:table-cell>
          <table:table-cell table:style-name="data.J1" office:value-type="date" office:date-value="2024-01-25">
            <text:p text:style-name="P1">2024-01-2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966579</text:p>
          </table:table-cell>
          <table:table-cell table:style-name="data.J1" office:value-type="date" office:date-value="2024-01-26">
            <text:p text:style-name="P1">2024-01-2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34370</text:p>
          </table:table-cell>
          <table:table-cell table:style-name="data.J1" office:value-type="date" office:date-value="2024-01-26">
            <text:p text:style-name="P1">2024-01-2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95349</text:p>
          </table:table-cell>
          <table:table-cell table:style-name="data.J1" office:value-type="date" office:date-value="2024-01-26">
            <text:p text:style-name="P1">2024-01-2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665346</text:p>
          </table:table-cell>
          <table:table-cell table:style-name="data.J1" office:value-type="date" office:date-value="2024-01-26">
            <text:p text:style-name="P1">2024-01-2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20087</text:p>
          </table:table-cell>
          <table:table-cell table:style-name="data.J1" office:value-type="date" office:date-value="2024-01-26">
            <text:p text:style-name="P1">2024-01-2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63833</text:p>
          </table:table-cell>
          <table:table-cell table:style-name="data.J1" office:value-type="date" office:date-value="2024-01-26">
            <text:p text:style-name="P1">2024-01-26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35746</text:p>
          </table:table-cell>
          <table:table-cell table:style-name="data.J1" office:value-type="date" office:date-value="2024-01-27">
            <text:p text:style-name="P1">2024-01-2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05198</text:p>
          </table:table-cell>
          <table:table-cell table:style-name="data.J1" office:value-type="date" office:date-value="2024-01-27">
            <text:p text:style-name="P1">2024-01-2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30665</text:p>
          </table:table-cell>
          <table:table-cell table:style-name="data.J1" office:value-type="date" office:date-value="2024-01-27">
            <text:p text:style-name="P1">2024-01-2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959550</text:p>
          </table:table-cell>
          <table:table-cell table:style-name="data.J1" office:value-type="date" office:date-value="2024-01-27">
            <text:p text:style-name="P1">2024-01-2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144602</text:p>
          </table:table-cell>
          <table:table-cell table:style-name="data.J1" office:value-type="date" office:date-value="2024-01-27">
            <text:p text:style-name="P1">2024-01-2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84765</text:p>
          </table:table-cell>
          <table:table-cell table:style-name="data.J1" office:value-type="date" office:date-value="2024-01-28">
            <text:p text:style-name="P1">2024-01-2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45220</text:p>
          </table:table-cell>
          <table:table-cell table:style-name="data.J1" office:value-type="date" office:date-value="2024-01-28">
            <text:p text:style-name="P1">2024-01-2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073822</text:p>
          </table:table-cell>
          <table:table-cell table:style-name="data.J1" office:value-type="date" office:date-value="2024-01-28">
            <text:p text:style-name="P1">2024-01-2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99286</text:p>
          </table:table-cell>
          <table:table-cell table:style-name="data.J1" office:value-type="date" office:date-value="2024-01-29">
            <text:p text:style-name="P1">2024-01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05520</text:p>
          </table:table-cell>
          <table:table-cell table:style-name="data.J1" office:value-type="date" office:date-value="2024-01-29">
            <text:p text:style-name="P1">2024-01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12335</text:p>
          </table:table-cell>
          <table:table-cell table:style-name="data.J1" office:value-type="date" office:date-value="2024-01-29">
            <text:p text:style-name="P1">2024-01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86854</text:p>
          </table:table-cell>
          <table:table-cell table:style-name="data.J1" office:value-type="date" office:date-value="2024-01-30">
            <text:p text:style-name="P1">2024-01-3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006846</text:p>
          </table:table-cell>
          <table:table-cell table:style-name="data.J1" office:value-type="date" office:date-value="2024-01-30">
            <text:p text:style-name="P1">2024-01-30</text:p>
          </table:table-cell>
        </table:table-row>
        <text:soft-page-break/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57443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551852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89692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24858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63293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11281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97209</text:p>
          </table:table-cell>
          <table:table-cell table:style-name="data.J1" office:value-type="date" office:date-value="2024-01-31">
            <text:p text:style-name="P1">2024-01-3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29680</text:p>
          </table:table-cell>
          <table:table-cell table:style-name="data.J1" office:value-type="date" office:date-value="2024-02-01">
            <text:p text:style-name="P1">2024-02-0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31033</text:p>
          </table:table-cell>
          <table:table-cell table:style-name="data.J1" office:value-type="date" office:date-value="2024-02-01">
            <text:p text:style-name="P1">2024-02-0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29318</text:p>
          </table:table-cell>
          <table:table-cell table:style-name="data.J1" office:value-type="date" office:date-value="2024-02-01">
            <text:p text:style-name="P1">2024-02-0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45304</text:p>
          </table:table-cell>
          <table:table-cell table:style-name="data.J1" office:value-type="date" office:date-value="2024-02-01">
            <text:p text:style-name="P1">2024-02-0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07569</text:p>
          </table:table-cell>
          <table:table-cell table:style-name="data.J1" office:value-type="date" office:date-value="2024-02-02">
            <text:p text:style-name="P1">2024-02-0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62605</text:p>
          </table:table-cell>
          <table:table-cell table:style-name="data.J1" office:value-type="date" office:date-value="2024-02-02">
            <text:p text:style-name="P1">2024-02-0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149649</text:p>
          </table:table-cell>
          <table:table-cell table:style-name="data.J1" office:value-type="date" office:date-value="2024-02-02">
            <text:p text:style-name="P1">2024-02-0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02859</text:p>
          </table:table-cell>
          <table:table-cell table:style-name="data.J1" office:value-type="date" office:date-value="2024-02-03">
            <text:p text:style-name="P1">2024-02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24965</text:p>
          </table:table-cell>
          <table:table-cell table:style-name="data.J1" office:value-type="date" office:date-value="2024-02-03">
            <text:p text:style-name="P1">2024-02-0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10788</text:p>
          </table:table-cell>
          <table:table-cell table:style-name="data.J1" office:value-type="date" office:date-value="2024-02-04">
            <text:p text:style-name="P1">2024-02-0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98233</text:p>
          </table:table-cell>
          <table:table-cell table:style-name="data.J1" office:value-type="date" office:date-value="2024-02-04">
            <text:p text:style-name="P1">2024-02-0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53019</text:p>
          </table:table-cell>
          <table:table-cell table:style-name="data.J1" office:value-type="date" office:date-value="2024-02-04">
            <text:p text:style-name="P1">2024-02-0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26605</text:p>
          </table:table-cell>
          <table:table-cell table:style-name="data.J1" office:value-type="date" office:date-value="2024-02-04">
            <text:p text:style-name="P1">2024-02-0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69829</text:p>
          </table:table-cell>
          <table:table-cell table:style-name="data.J1" office:value-type="date" office:date-value="2024-02-04">
            <text:p text:style-name="P1">2024-02-0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84369</text:p>
          </table:table-cell>
          <table:table-cell table:style-name="data.J1" office:value-type="date" office:date-value="2024-02-04">
            <text:p text:style-name="P1">2024-02-04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64271</text:p>
          </table:table-cell>
          <table:table-cell table:style-name="data.J1" office:value-type="date" office:date-value="2024-02-05">
            <text:p text:style-name="P1">2024-02-0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81952</text:p>
          </table:table-cell>
          <table:table-cell table:style-name="data.J1" office:value-type="date" office:date-value="2024-02-05">
            <text:p text:style-name="P1">2024-02-0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10135</text:p>
          </table:table-cell>
          <table:table-cell table:style-name="data.J1" office:value-type="date" office:date-value="2024-02-05">
            <text:p text:style-name="P1">2024-02-0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098470</text:p>
          </table:table-cell>
          <table:table-cell table:style-name="data.J1" office:value-type="date" office:date-value="2024-02-05">
            <text:p text:style-name="P1">2024-02-0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33474</text:p>
          </table:table-cell>
          <table:table-cell table:style-name="data.J1" office:value-type="date" office:date-value="2024-02-06">
            <text:p text:style-name="P1">2024-02-0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980540</text:p>
          </table:table-cell>
          <table:table-cell table:style-name="data.J1" office:value-type="date" office:date-value="2024-02-06">
            <text:p text:style-name="P1">2024-02-06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19388</text:p>
          </table:table-cell>
          <table:table-cell table:style-name="data.J1" office:value-type="date" office:date-value="2024-02-06">
            <text:p text:style-name="P1">2024-02-0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67095</text:p>
          </table:table-cell>
          <table:table-cell table:style-name="data.J1" office:value-type="date" office:date-value="2024-02-06">
            <text:p text:style-name="P1">2024-02-0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90409</text:p>
          </table:table-cell>
          <table:table-cell table:style-name="data.J1" office:value-type="date" office:date-value="2024-02-06">
            <text:p text:style-name="P1">2024-02-0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71958</text:p>
          </table:table-cell>
          <table:table-cell table:style-name="data.J1" office:value-type="date" office:date-value="2024-02-06">
            <text:p text:style-name="P1">2024-02-0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00815</text:p>
          </table:table-cell>
          <table:table-cell table:style-name="data.J1" office:value-type="date" office:date-value="2024-02-07">
            <text:p text:style-name="P1">2024-02-0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55622</text:p>
          </table:table-cell>
          <table:table-cell table:style-name="data.J1" office:value-type="date" office:date-value="2024-02-07">
            <text:p text:style-name="P1">2024-02-0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39685</text:p>
          </table:table-cell>
          <table:table-cell table:style-name="data.J1" office:value-type="date" office:date-value="2024-02-07">
            <text:p text:style-name="P1">2024-02-0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88394</text:p>
          </table:table-cell>
          <table:table-cell table:style-name="data.J1" office:value-type="date" office:date-value="2024-02-07">
            <text:p text:style-name="P1">2024-02-0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60013</text:p>
          </table:table-cell>
          <table:table-cell table:style-name="data.J1" office:value-type="date" office:date-value="2024-02-07">
            <text:p text:style-name="P1">2024-02-07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85181</text:p>
          </table:table-cell>
          <table:table-cell table:style-name="data.J1" office:value-type="date" office:date-value="2024-02-07">
            <text:p text:style-name="P1">2024-02-0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767379</text:p>
          </table:table-cell>
          <table:table-cell table:style-name="data.J1" office:value-type="date" office:date-value="2024-02-08">
            <text:p text:style-name="P1">2024-02-0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04724</text:p>
          </table:table-cell>
          <table:table-cell table:style-name="data.J1" office:value-type="date" office:date-value="2024-02-08">
            <text:p text:style-name="P1">2024-02-0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46440</text:p>
          </table:table-cell>
          <table:table-cell table:style-name="data.J1" office:value-type="date" office:date-value="2024-02-08">
            <text:p text:style-name="P1">2024-02-0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44697</text:p>
          </table:table-cell>
          <table:table-cell table:style-name="data.J1" office:value-type="date" office:date-value="2024-02-09">
            <text:p text:style-name="P1">2024-02-0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94200</text:p>
          </table:table-cell>
          <table:table-cell table:style-name="data.J1" office:value-type="date" office:date-value="2024-02-09">
            <text:p text:style-name="P1">2024-02-0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776829</text:p>
          </table:table-cell>
          <table:table-cell table:style-name="data.J1" office:value-type="date" office:date-value="2024-02-09">
            <text:p text:style-name="P1">2024-02-09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83738</text:p>
          </table:table-cell>
          <table:table-cell table:style-name="data.J1" office:value-type="date" office:date-value="2024-02-10">
            <text:p text:style-name="P1">2024-02-1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29245</text:p>
          </table:table-cell>
          <table:table-cell table:style-name="data.J1" office:value-type="date" office:date-value="2024-02-10">
            <text:p text:style-name="P1">2024-02-1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633282</text:p>
          </table:table-cell>
          <table:table-cell table:style-name="data.J1" office:value-type="date" office:date-value="2024-02-10">
            <text:p text:style-name="P1">2024-02-1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04542</text:p>
          </table:table-cell>
          <table:table-cell table:style-name="data.J1" office:value-type="date" office:date-value="2024-02-10">
            <text:p text:style-name="P1">2024-02-1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146071</text:p>
          </table:table-cell>
          <table:table-cell table:style-name="data.J1" office:value-type="date" office:date-value="2024-02-10">
            <text:p text:style-name="P1">2024-02-1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91386</text:p>
          </table:table-cell>
          <table:table-cell table:style-name="data.J1" office:value-type="date" office:date-value="2024-02-10">
            <text:p text:style-name="P1">2024-02-1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442393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06299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139721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ext:soft-page-break/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03149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43263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67309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67491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63157</text:p>
          </table:table-cell>
          <table:table-cell table:style-name="data.J1" office:value-type="date" office:date-value="2024-02-11">
            <text:p text:style-name="P1">2024-02-1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729092</text:p>
          </table:table-cell>
          <table:table-cell table:style-name="data.J1" office:value-type="date" office:date-value="2024-02-12">
            <text:p text:style-name="P1">2024-02-12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29205</text:p>
          </table:table-cell>
          <table:table-cell table:style-name="data.J1" office:value-type="date" office:date-value="2024-02-12">
            <text:p text:style-name="P1">2024-02-1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46184</text:p>
          </table:table-cell>
          <table:table-cell table:style-name="data.J1" office:value-type="date" office:date-value="2024-02-12">
            <text:p text:style-name="P1">2024-02-1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88442</text:p>
          </table:table-cell>
          <table:table-cell table:style-name="data.J1" office:value-type="date" office:date-value="2024-02-12">
            <text:p text:style-name="P1">2024-02-1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32247</text:p>
          </table:table-cell>
          <table:table-cell table:style-name="data.J1" office:value-type="date" office:date-value="2024-02-12">
            <text:p text:style-name="P1">2024-02-12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082707</text:p>
          </table:table-cell>
          <table:table-cell table:style-name="data.J1" office:value-type="date" office:date-value="2024-02-13">
            <text:p text:style-name="P1">2024-02-1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62521</text:p>
          </table:table-cell>
          <table:table-cell table:style-name="data.J1" office:value-type="date" office:date-value="2024-02-13">
            <text:p text:style-name="P1">2024-02-1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70603</text:p>
          </table:table-cell>
          <table:table-cell table:style-name="data.J1" office:value-type="date" office:date-value="2024-02-13">
            <text:p text:style-name="P1">2024-02-1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148144</text:p>
          </table:table-cell>
          <table:table-cell table:style-name="data.J1" office:value-type="date" office:date-value="2024-02-14">
            <text:p text:style-name="P1">2024-02-1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959586</text:p>
          </table:table-cell>
          <table:table-cell table:style-name="data.J1" office:value-type="date" office:date-value="2024-02-14">
            <text:p text:style-name="P1">2024-02-1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563588</text:p>
          </table:table-cell>
          <table:table-cell table:style-name="data.J1" office:value-type="date" office:date-value="2024-02-14">
            <text:p text:style-name="P1">2024-02-14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57443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009146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04624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093182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92665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16924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667012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11905</text:p>
          </table:table-cell>
          <table:table-cell table:style-name="data.J1" office:value-type="date" office:date-value="2024-02-15">
            <text:p text:style-name="P1">2024-02-1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59068</text:p>
          </table:table-cell>
          <table:table-cell table:style-name="data.J1" office:value-type="date" office:date-value="2024-02-16">
            <text:p text:style-name="P1">2024-02-1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121381</text:p>
          </table:table-cell>
          <table:table-cell table:style-name="data.J1" office:value-type="date" office:date-value="2024-02-16">
            <text:p text:style-name="P1">2024-02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872080</text:p>
          </table:table-cell>
          <table:table-cell table:style-name="data.J1" office:value-type="date" office:date-value="2024-02-16">
            <text:p text:style-name="P1">2024-02-1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04282</text:p>
          </table:table-cell>
          <table:table-cell table:style-name="data.J1" office:value-type="date" office:date-value="2024-02-16">
            <text:p text:style-name="P1">2024-02-16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48177</text:p>
          </table:table-cell>
          <table:table-cell table:style-name="data.J1" office:value-type="date" office:date-value="2024-02-16">
            <text:p text:style-name="P1">2024-02-1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10217</text:p>
          </table:table-cell>
          <table:table-cell table:style-name="data.J1" office:value-type="date" office:date-value="2024-02-16">
            <text:p text:style-name="P1">2024-02-1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67488</text:p>
          </table:table-cell>
          <table:table-cell table:style-name="data.J1" office:value-type="date" office:date-value="2024-02-17">
            <text:p text:style-name="P1">2024-02-1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94065</text:p>
          </table:table-cell>
          <table:table-cell table:style-name="data.J1" office:value-type="date" office:date-value="2024-02-17">
            <text:p text:style-name="P1">2024-02-1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86660</text:p>
          </table:table-cell>
          <table:table-cell table:style-name="data.J1" office:value-type="date" office:date-value="2024-02-17">
            <text:p text:style-name="P1">2024-02-17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33043</text:p>
          </table:table-cell>
          <table:table-cell table:style-name="data.J1" office:value-type="date" office:date-value="2024-02-17">
            <text:p text:style-name="P1">2024-02-1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1115547</text:p>
          </table:table-cell>
          <table:table-cell table:style-name="data.J1" office:value-type="date" office:date-value="2024-02-17">
            <text:p text:style-name="P1">2024-02-17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325682</text:p>
          </table:table-cell>
          <table:table-cell table:style-name="data.J1" office:value-type="date" office:date-value="2024-02-17">
            <text:p text:style-name="P1">2024-02-1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142709</text:p>
          </table:table-cell>
          <table:table-cell table:style-name="data.J1" office:value-type="date" office:date-value="2024-02-18">
            <text:p text:style-name="P1">2024-02-1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76695</text:p>
          </table:table-cell>
          <table:table-cell table:style-name="data.J1" office:value-type="date" office:date-value="2024-02-18">
            <text:p text:style-name="P1">2024-02-18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61780</text:p>
          </table:table-cell>
          <table:table-cell table:style-name="data.J1" office:value-type="date" office:date-value="2024-02-18">
            <text:p text:style-name="P1">2024-02-1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158576</text:p>
          </table:table-cell>
          <table:table-cell table:style-name="data.J1" office:value-type="date" office:date-value="2024-02-18">
            <text:p text:style-name="P1">2024-02-1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80855</text:p>
          </table:table-cell>
          <table:table-cell table:style-name="data.J1" office:value-type="date" office:date-value="2024-02-18">
            <text:p text:style-name="P1">2024-02-1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81172</text:p>
          </table:table-cell>
          <table:table-cell table:style-name="data.J1" office:value-type="date" office:date-value="2024-02-19">
            <text:p text:style-name="P1">2024-02-19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24448</text:p>
          </table:table-cell>
          <table:table-cell table:style-name="data.J1" office:value-type="date" office:date-value="2024-02-19">
            <text:p text:style-name="P1">2024-02-1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81756</text:p>
          </table:table-cell>
          <table:table-cell table:style-name="data.J1" office:value-type="date" office:date-value="2024-02-19">
            <text:p text:style-name="P1">2024-02-19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51456</text:p>
          </table:table-cell>
          <table:table-cell table:style-name="data.J1" office:value-type="date" office:date-value="2024-02-20">
            <text:p text:style-name="P1">2024-02-2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72755</text:p>
          </table:table-cell>
          <table:table-cell table:style-name="data.J1" office:value-type="date" office:date-value="2024-02-20">
            <text:p text:style-name="P1">2024-02-2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79227</text:p>
          </table:table-cell>
          <table:table-cell table:style-name="data.J1" office:value-type="date" office:date-value="2024-02-20">
            <text:p text:style-name="P1">2024-02-2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35909</text:p>
          </table:table-cell>
          <table:table-cell table:style-name="data.J1" office:value-type="date" office:date-value="2024-02-20">
            <text:p text:style-name="P1">2024-02-2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17253</text:p>
          </table:table-cell>
          <table:table-cell table:style-name="data.J1" office:value-type="date" office:date-value="2024-02-20">
            <text:p text:style-name="P1">2024-02-20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84435</text:p>
          </table:table-cell>
          <table:table-cell table:style-name="data.J1" office:value-type="date" office:date-value="2024-02-21">
            <text:p text:style-name="P1">2024-02-2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49515</text:p>
          </table:table-cell>
          <table:table-cell table:style-name="data.J1" office:value-type="date" office:date-value="2024-02-21">
            <text:p text:style-name="P1">2024-02-2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64294</text:p>
          </table:table-cell>
          <table:table-cell table:style-name="data.J1" office:value-type="date" office:date-value="2024-02-21">
            <text:p text:style-name="P1">2024-02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83359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ext:soft-page-break/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93517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71065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94652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877306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70094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640479</text:p>
          </table:table-cell>
          <table:table-cell table:style-name="data.J1" office:value-type="date" office:date-value="2024-02-22">
            <text:p text:style-name="P1">2024-02-2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43457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29177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98468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60565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660017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97173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494795</text:p>
          </table:table-cell>
          <table:table-cell table:style-name="data.J1" office:value-type="date" office:date-value="2024-02-23">
            <text:p text:style-name="P1">2024-02-2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71154</text:p>
          </table:table-cell>
          <table:table-cell table:style-name="data.J1" office:value-type="date" office:date-value="2024-02-24">
            <text:p text:style-name="P1">2024-02-2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59904</text:p>
          </table:table-cell>
          <table:table-cell table:style-name="data.J1" office:value-type="date" office:date-value="2024-02-24">
            <text:p text:style-name="P1">2024-02-24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077329</text:p>
          </table:table-cell>
          <table:table-cell table:style-name="data.J1" office:value-type="date" office:date-value="2024-02-25">
            <text:p text:style-name="P1">2024-02-25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60649</text:p>
          </table:table-cell>
          <table:table-cell table:style-name="data.J1" office:value-type="date" office:date-value="2024-02-25">
            <text:p text:style-name="P1">2024-02-2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90607</text:p>
          </table:table-cell>
          <table:table-cell table:style-name="data.J1" office:value-type="date" office:date-value="2024-02-26">
            <text:p text:style-name="P1">2024-02-2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74194</text:p>
          </table:table-cell>
          <table:table-cell table:style-name="data.J1" office:value-type="date" office:date-value="2024-02-26">
            <text:p text:style-name="P1">2024-02-2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825938</text:p>
          </table:table-cell>
          <table:table-cell table:style-name="data.J1" office:value-type="date" office:date-value="2024-02-26">
            <text:p text:style-name="P1">2024-02-2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83879</text:p>
          </table:table-cell>
          <table:table-cell table:style-name="data.J1" office:value-type="date" office:date-value="2024-02-26">
            <text:p text:style-name="P1">2024-02-2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108743</text:p>
          </table:table-cell>
          <table:table-cell table:style-name="data.J1" office:value-type="date" office:date-value="2024-02-26">
            <text:p text:style-name="P1">2024-02-2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63625</text:p>
          </table:table-cell>
          <table:table-cell table:style-name="data.J1" office:value-type="date" office:date-value="2024-02-26">
            <text:p text:style-name="P1">2024-02-26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61857</text:p>
          </table:table-cell>
          <table:table-cell table:style-name="data.J1" office:value-type="date" office:date-value="2024-02-27">
            <text:p text:style-name="P1">2024-02-2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92355</text:p>
          </table:table-cell>
          <table:table-cell table:style-name="data.J1" office:value-type="date" office:date-value="2024-02-27">
            <text:p text:style-name="P1">2024-02-2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89653</text:p>
          </table:table-cell>
          <table:table-cell table:style-name="data.J1" office:value-type="date" office:date-value="2024-02-27">
            <text:p text:style-name="P1">2024-02-2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077307</text:p>
          </table:table-cell>
          <table:table-cell table:style-name="data.J1" office:value-type="date" office:date-value="2024-02-27">
            <text:p text:style-name="P1">2024-02-2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22598</text:p>
          </table:table-cell>
          <table:table-cell table:style-name="data.J1" office:value-type="date" office:date-value="2024-02-27">
            <text:p text:style-name="P1">2024-02-2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29986</text:p>
          </table:table-cell>
          <table:table-cell table:style-name="data.J1" office:value-type="date" office:date-value="2024-02-27">
            <text:p text:style-name="P1">2024-02-27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046555</text:p>
          </table:table-cell>
          <table:table-cell table:style-name="data.J1" office:value-type="date" office:date-value="2024-02-28">
            <text:p text:style-name="P1">2024-02-2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768749</text:p>
          </table:table-cell>
          <table:table-cell table:style-name="data.J1" office:value-type="date" office:date-value="2024-02-28">
            <text:p text:style-name="P1">2024-02-2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14788</text:p>
          </table:table-cell>
          <table:table-cell table:style-name="data.J1" office:value-type="date" office:date-value="2024-02-29">
            <text:p text:style-name="P1">2024-02-2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16867</text:p>
          </table:table-cell>
          <table:table-cell table:style-name="data.J1" office:value-type="date" office:date-value="2024-02-29">
            <text:p text:style-name="P1">2024-02-2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462419</text:p>
          </table:table-cell>
          <table:table-cell table:style-name="data.J1" office:value-type="date" office:date-value="2024-02-29">
            <text:p text:style-name="P1">2024-02-29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555629</text:p>
          </table:table-cell>
          <table:table-cell table:style-name="data.J1" office:value-type="date" office:date-value="2024-02-29">
            <text:p text:style-name="P1">2024-02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20909</text:p>
          </table:table-cell>
          <table:table-cell table:style-name="data.J1" office:value-type="date" office:date-value="2024-03-01">
            <text:p text:style-name="P1">2024-03-0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68919</text:p>
          </table:table-cell>
          <table:table-cell table:style-name="data.J1" office:value-type="date" office:date-value="2024-03-01">
            <text:p text:style-name="P1">2024-03-0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48052</text:p>
          </table:table-cell>
          <table:table-cell table:style-name="data.J1" office:value-type="date" office:date-value="2024-03-01">
            <text:p text:style-name="P1">2024-03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08157</text:p>
          </table:table-cell>
          <table:table-cell table:style-name="data.J1" office:value-type="date" office:date-value="2024-03-01">
            <text:p text:style-name="P1">2024-03-0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45476</text:p>
          </table:table-cell>
          <table:table-cell table:style-name="data.J1" office:value-type="date" office:date-value="2024-03-01">
            <text:p text:style-name="P1">2024-03-0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14021</text:p>
          </table:table-cell>
          <table:table-cell table:style-name="data.J1" office:value-type="date" office:date-value="2024-03-01">
            <text:p text:style-name="P1">2024-03-0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38461</text:p>
          </table:table-cell>
          <table:table-cell table:style-name="data.J1" office:value-type="date" office:date-value="2024-03-02">
            <text:p text:style-name="P1">2024-03-0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04822</text:p>
          </table:table-cell>
          <table:table-cell table:style-name="data.J1" office:value-type="date" office:date-value="2024-03-02">
            <text:p text:style-name="P1">2024-03-0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861739</text:p>
          </table:table-cell>
          <table:table-cell table:style-name="data.J1" office:value-type="date" office:date-value="2024-03-02">
            <text:p text:style-name="P1">2024-03-02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47920</text:p>
          </table:table-cell>
          <table:table-cell table:style-name="data.J1" office:value-type="date" office:date-value="2024-03-02">
            <text:p text:style-name="P1">2024-03-0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90497</text:p>
          </table:table-cell>
          <table:table-cell table:style-name="data.J1" office:value-type="date" office:date-value="2024-03-02">
            <text:p text:style-name="P1">2024-03-0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530532</text:p>
          </table:table-cell>
          <table:table-cell table:style-name="data.J1" office:value-type="date" office:date-value="2024-03-03">
            <text:p text:style-name="P1">2024-03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001870</text:p>
          </table:table-cell>
          <table:table-cell table:style-name="data.J1" office:value-type="date" office:date-value="2024-03-03">
            <text:p text:style-name="P1">2024-03-0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58106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151242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47388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340748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55219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ext:soft-page-break/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05739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21591</text:p>
          </table:table-cell>
          <table:table-cell table:style-name="data.J1" office:value-type="date" office:date-value="2024-03-04">
            <text:p text:style-name="P1">2024-03-04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282584</text:p>
          </table:table-cell>
          <table:table-cell table:style-name="data.J1" office:value-type="date" office:date-value="2024-03-05">
            <text:p text:style-name="P1">2024-03-05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005656</text:p>
          </table:table-cell>
          <table:table-cell table:style-name="data.J1" office:value-type="date" office:date-value="2024-03-05">
            <text:p text:style-name="P1">2024-03-05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36190</text:p>
          </table:table-cell>
          <table:table-cell table:style-name="data.J1" office:value-type="date" office:date-value="2024-03-06">
            <text:p text:style-name="P1">2024-03-0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16601</text:p>
          </table:table-cell>
          <table:table-cell table:style-name="data.J1" office:value-type="date" office:date-value="2024-03-06">
            <text:p text:style-name="P1">2024-03-0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99095</text:p>
          </table:table-cell>
          <table:table-cell table:style-name="data.J1" office:value-type="date" office:date-value="2024-03-06">
            <text:p text:style-name="P1">2024-03-0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21817</text:p>
          </table:table-cell>
          <table:table-cell table:style-name="data.J1" office:value-type="date" office:date-value="2024-03-06">
            <text:p text:style-name="P1">2024-03-0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095968</text:p>
          </table:table-cell>
          <table:table-cell table:style-name="data.J1" office:value-type="date" office:date-value="2024-03-06">
            <text:p text:style-name="P1">2024-03-0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901129</text:p>
          </table:table-cell>
          <table:table-cell table:style-name="data.J1" office:value-type="date" office:date-value="2024-03-07">
            <text:p text:style-name="P1">2024-03-0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88381</text:p>
          </table:table-cell>
          <table:table-cell table:style-name="data.J1" office:value-type="date" office:date-value="2024-03-07">
            <text:p text:style-name="P1">2024-03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723897</text:p>
          </table:table-cell>
          <table:table-cell table:style-name="data.J1" office:value-type="date" office:date-value="2024-03-07">
            <text:p text:style-name="P1">2024-03-0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26585</text:p>
          </table:table-cell>
          <table:table-cell table:style-name="data.J1" office:value-type="date" office:date-value="2024-03-07">
            <text:p text:style-name="P1">2024-03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04105</text:p>
          </table:table-cell>
          <table:table-cell table:style-name="data.J1" office:value-type="date" office:date-value="2024-03-08">
            <text:p text:style-name="P1">2024-03-0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00987</text:p>
          </table:table-cell>
          <table:table-cell table:style-name="data.J1" office:value-type="date" office:date-value="2024-03-08">
            <text:p text:style-name="P1">2024-03-0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28146</text:p>
          </table:table-cell>
          <table:table-cell table:style-name="data.J1" office:value-type="date" office:date-value="2024-03-08">
            <text:p text:style-name="P1">2024-03-0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137440</text:p>
          </table:table-cell>
          <table:table-cell table:style-name="data.J1" office:value-type="date" office:date-value="2024-03-09">
            <text:p text:style-name="P1">2024-03-0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215625</text:p>
          </table:table-cell>
          <table:table-cell table:style-name="data.J1" office:value-type="date" office:date-value="2024-03-09">
            <text:p text:style-name="P1">2024-03-09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34705</text:p>
          </table:table-cell>
          <table:table-cell table:style-name="data.J1" office:value-type="date" office:date-value="2024-03-09">
            <text:p text:style-name="P1">2024-03-09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832194</text:p>
          </table:table-cell>
          <table:table-cell table:style-name="data.J1" office:value-type="date" office:date-value="2024-03-09">
            <text:p text:style-name="P1">2024-03-09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216229</text:p>
          </table:table-cell>
          <table:table-cell table:style-name="data.J1" office:value-type="date" office:date-value="2024-03-09">
            <text:p text:style-name="P1">2024-03-0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20838</text:p>
          </table:table-cell>
          <table:table-cell table:style-name="data.J1" office:value-type="date" office:date-value="2024-03-09">
            <text:p text:style-name="P1">2024-03-0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651296</text:p>
          </table:table-cell>
          <table:table-cell table:style-name="data.J1" office:value-type="date" office:date-value="2024-03-10">
            <text:p text:style-name="P1">2024-03-1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056101</text:p>
          </table:table-cell>
          <table:table-cell table:style-name="data.J1" office:value-type="date" office:date-value="2024-03-10">
            <text:p text:style-name="P1">2024-03-1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31416</text:p>
          </table:table-cell>
          <table:table-cell table:style-name="data.J1" office:value-type="date" office:date-value="2024-03-10">
            <text:p text:style-name="P1">2024-03-1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63493</text:p>
          </table:table-cell>
          <table:table-cell table:style-name="data.J1" office:value-type="date" office:date-value="2024-03-10">
            <text:p text:style-name="P1">2024-03-1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16157</text:p>
          </table:table-cell>
          <table:table-cell table:style-name="data.J1" office:value-type="date" office:date-value="2024-03-11">
            <text:p text:style-name="P1">2024-03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83330</text:p>
          </table:table-cell>
          <table:table-cell table:style-name="data.J1" office:value-type="date" office:date-value="2024-03-11">
            <text:p text:style-name="P1">2024-03-11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35793</text:p>
          </table:table-cell>
          <table:table-cell table:style-name="data.J1" office:value-type="date" office:date-value="2024-03-11">
            <text:p text:style-name="P1">2024-03-1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1046324</text:p>
          </table:table-cell>
          <table:table-cell table:style-name="data.J1" office:value-type="date" office:date-value="2024-03-11">
            <text:p text:style-name="P1">2024-03-1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46074</text:p>
          </table:table-cell>
          <table:table-cell table:style-name="data.J1" office:value-type="date" office:date-value="2024-03-11">
            <text:p text:style-name="P1">2024-03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129989</text:p>
          </table:table-cell>
          <table:table-cell table:style-name="data.J1" office:value-type="date" office:date-value="2024-03-11">
            <text:p text:style-name="P1">2024-03-1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724467</text:p>
          </table:table-cell>
          <table:table-cell table:style-name="data.J1" office:value-type="date" office:date-value="2024-03-12">
            <text:p text:style-name="P1">2024-03-12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46512</text:p>
          </table:table-cell>
          <table:table-cell table:style-name="data.J1" office:value-type="date" office:date-value="2024-03-12">
            <text:p text:style-name="P1">2024-03-1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26741</text:p>
          </table:table-cell>
          <table:table-cell table:style-name="data.J1" office:value-type="date" office:date-value="2024-03-12">
            <text:p text:style-name="P1">2024-03-12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54148</text:p>
          </table:table-cell>
          <table:table-cell table:style-name="data.J1" office:value-type="date" office:date-value="2024-03-13">
            <text:p text:style-name="P1">2024-03-13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902933</text:p>
          </table:table-cell>
          <table:table-cell table:style-name="data.J1" office:value-type="date" office:date-value="2024-03-13">
            <text:p text:style-name="P1">2024-03-1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86925</text:p>
          </table:table-cell>
          <table:table-cell table:style-name="data.J1" office:value-type="date" office:date-value="2024-03-13">
            <text:p text:style-name="P1">2024-03-1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15369</text:p>
          </table:table-cell>
          <table:table-cell table:style-name="data.J1" office:value-type="date" office:date-value="2024-03-13">
            <text:p text:style-name="P1">2024-03-1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061406</text:p>
          </table:table-cell>
          <table:table-cell table:style-name="data.J1" office:value-type="date" office:date-value="2024-03-13">
            <text:p text:style-name="P1">2024-03-1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92604</text:p>
          </table:table-cell>
          <table:table-cell table:style-name="data.J1" office:value-type="date" office:date-value="2024-03-13">
            <text:p text:style-name="P1">2024-03-1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019343</text:p>
          </table:table-cell>
          <table:table-cell table:style-name="data.J1" office:value-type="date" office:date-value="2024-03-14">
            <text:p text:style-name="P1">2024-03-1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69870</text:p>
          </table:table-cell>
          <table:table-cell table:style-name="data.J1" office:value-type="date" office:date-value="2024-03-14">
            <text:p text:style-name="P1">2024-03-1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421848</text:p>
          </table:table-cell>
          <table:table-cell table:style-name="data.J1" office:value-type="date" office:date-value="2024-03-14">
            <text:p text:style-name="P1">2024-03-1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59256</text:p>
          </table:table-cell>
          <table:table-cell table:style-name="data.J1" office:value-type="date" office:date-value="2024-03-14">
            <text:p text:style-name="P1">2024-03-14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949309</text:p>
          </table:table-cell>
          <table:table-cell table:style-name="data.J1" office:value-type="date" office:date-value="2024-03-14">
            <text:p text:style-name="P1">2024-03-1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99318</text:p>
          </table:table-cell>
          <table:table-cell table:style-name="data.J1" office:value-type="date" office:date-value="2024-03-15">
            <text:p text:style-name="P1">2024-03-1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74333</text:p>
          </table:table-cell>
          <table:table-cell table:style-name="data.J1" office:value-type="date" office:date-value="2024-03-16">
            <text:p text:style-name="P1">2024-03-1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43548</text:p>
          </table:table-cell>
          <table:table-cell table:style-name="data.J1" office:value-type="date" office:date-value="2024-03-16">
            <text:p text:style-name="P1">2024-03-1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62050</text:p>
          </table:table-cell>
          <table:table-cell table:style-name="data.J1" office:value-type="date" office:date-value="2024-03-16">
            <text:p text:style-name="P1">2024-03-1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24144</text:p>
          </table:table-cell>
          <table:table-cell table:style-name="data.J1" office:value-type="date" office:date-value="2024-03-16">
            <text:p text:style-name="P1">2024-03-1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147332</text:p>
          </table:table-cell>
          <table:table-cell table:style-name="data.J1" office:value-type="date" office:date-value="2024-03-17">
            <text:p text:style-name="P1">2024-03-1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08527</text:p>
          </table:table-cell>
          <table:table-cell table:style-name="data.J1" office:value-type="date" office:date-value="2024-03-17">
            <text:p text:style-name="P1">2024-03-17</text:p>
          </table:table-cell>
        </table:table-row>
        <text:soft-page-break/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20404</text:p>
          </table:table-cell>
          <table:table-cell table:style-name="data.J1" office:value-type="date" office:date-value="2024-03-17">
            <text:p text:style-name="P1">2024-03-1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37664</text:p>
          </table:table-cell>
          <table:table-cell table:style-name="data.J1" office:value-type="date" office:date-value="2024-03-17">
            <text:p text:style-name="P1">2024-03-1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339590</text:p>
          </table:table-cell>
          <table:table-cell table:style-name="data.J1" office:value-type="date" office:date-value="2024-03-18">
            <text:p text:style-name="P1">2024-03-1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19314</text:p>
          </table:table-cell>
          <table:table-cell table:style-name="data.J1" office:value-type="date" office:date-value="2024-03-18">
            <text:p text:style-name="P1">2024-03-1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81424</text:p>
          </table:table-cell>
          <table:table-cell table:style-name="data.J1" office:value-type="date" office:date-value="2024-03-18">
            <text:p text:style-name="P1">2024-03-1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09857</text:p>
          </table:table-cell>
          <table:table-cell table:style-name="data.J1" office:value-type="date" office:date-value="2024-03-18">
            <text:p text:style-name="P1">2024-03-1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19664</text:p>
          </table:table-cell>
          <table:table-cell table:style-name="data.J1" office:value-type="date" office:date-value="2024-03-18">
            <text:p text:style-name="P1">2024-03-18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69870</text:p>
          </table:table-cell>
          <table:table-cell table:style-name="data.J1" office:value-type="date" office:date-value="2024-03-18">
            <text:p text:style-name="P1">2024-03-1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04078</text:p>
          </table:table-cell>
          <table:table-cell table:style-name="data.J1" office:value-type="date" office:date-value="2024-03-19">
            <text:p text:style-name="P1">2024-03-1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14878</text:p>
          </table:table-cell>
          <table:table-cell table:style-name="data.J1" office:value-type="date" office:date-value="2024-03-19">
            <text:p text:style-name="P1">2024-03-1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990516</text:p>
          </table:table-cell>
          <table:table-cell table:style-name="data.J1" office:value-type="date" office:date-value="2024-03-19">
            <text:p text:style-name="P1">2024-03-19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49023</text:p>
          </table:table-cell>
          <table:table-cell table:style-name="data.J1" office:value-type="date" office:date-value="2024-03-19">
            <text:p text:style-name="P1">2024-03-1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143214</text:p>
          </table:table-cell>
          <table:table-cell table:style-name="data.J1" office:value-type="date" office:date-value="2024-03-19">
            <text:p text:style-name="P1">2024-03-1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88296</text:p>
          </table:table-cell>
          <table:table-cell table:style-name="data.J1" office:value-type="date" office:date-value="2024-03-20">
            <text:p text:style-name="P1">2024-03-20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430214</text:p>
          </table:table-cell>
          <table:table-cell table:style-name="data.J1" office:value-type="date" office:date-value="2024-03-20">
            <text:p text:style-name="P1">2024-03-2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84984</text:p>
          </table:table-cell>
          <table:table-cell table:style-name="data.J1" office:value-type="date" office:date-value="2024-03-20">
            <text:p text:style-name="P1">2024-03-2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564124</text:p>
          </table:table-cell>
          <table:table-cell table:style-name="data.J1" office:value-type="date" office:date-value="2024-03-21">
            <text:p text:style-name="P1">2024-03-21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52537</text:p>
          </table:table-cell>
          <table:table-cell table:style-name="data.J1" office:value-type="date" office:date-value="2024-03-21">
            <text:p text:style-name="P1">2024-03-2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26625</text:p>
          </table:table-cell>
          <table:table-cell table:style-name="data.J1" office:value-type="date" office:date-value="2024-03-21">
            <text:p text:style-name="P1">2024-03-2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67798</text:p>
          </table:table-cell>
          <table:table-cell table:style-name="data.J1" office:value-type="date" office:date-value="2024-03-21">
            <text:p text:style-name="P1">2024-03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45371</text:p>
          </table:table-cell>
          <table:table-cell table:style-name="data.J1" office:value-type="date" office:date-value="2024-03-21">
            <text:p text:style-name="P1">2024-03-2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138273</text:p>
          </table:table-cell>
          <table:table-cell table:style-name="data.J1" office:value-type="date" office:date-value="2024-03-22">
            <text:p text:style-name="P1">2024-03-2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14946</text:p>
          </table:table-cell>
          <table:table-cell table:style-name="data.J1" office:value-type="date" office:date-value="2024-03-22">
            <text:p text:style-name="P1">2024-03-2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90708</text:p>
          </table:table-cell>
          <table:table-cell table:style-name="data.J1" office:value-type="date" office:date-value="2024-03-23">
            <text:p text:style-name="P1">2024-03-2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172375</text:p>
          </table:table-cell>
          <table:table-cell table:style-name="data.J1" office:value-type="date" office:date-value="2024-03-23">
            <text:p text:style-name="P1">2024-03-2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84054</text:p>
          </table:table-cell>
          <table:table-cell table:style-name="data.J1" office:value-type="date" office:date-value="2024-03-23">
            <text:p text:style-name="P1">2024-03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93333</text:p>
          </table:table-cell>
          <table:table-cell table:style-name="data.J1" office:value-type="date" office:date-value="2024-03-23">
            <text:p text:style-name="P1">2024-03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184881</text:p>
          </table:table-cell>
          <table:table-cell table:style-name="data.J1" office:value-type="date" office:date-value="2024-03-23">
            <text:p text:style-name="P1">2024-03-2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546862</text:p>
          </table:table-cell>
          <table:table-cell table:style-name="data.J1" office:value-type="date" office:date-value="2024-03-24">
            <text:p text:style-name="P1">2024-03-2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744754</text:p>
          </table:table-cell>
          <table:table-cell table:style-name="data.J1" office:value-type="date" office:date-value="2024-03-24">
            <text:p text:style-name="P1">2024-03-2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092287</text:p>
          </table:table-cell>
          <table:table-cell table:style-name="data.J1" office:value-type="date" office:date-value="2024-03-24">
            <text:p text:style-name="P1">2024-03-24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1075734</text:p>
          </table:table-cell>
          <table:table-cell table:style-name="data.J1" office:value-type="date" office:date-value="2024-03-24">
            <text:p text:style-name="P1">2024-03-2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202275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118767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526094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77016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99533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36826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14337</text:p>
          </table:table-cell>
          <table:table-cell table:style-name="data.J1" office:value-type="date" office:date-value="2024-03-26">
            <text:p text:style-name="P1">2024-03-26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134793</text:p>
          </table:table-cell>
          <table:table-cell table:style-name="data.J1" office:value-type="date" office:date-value="2024-03-27">
            <text:p text:style-name="P1">2024-03-2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65472</text:p>
          </table:table-cell>
          <table:table-cell table:style-name="data.J1" office:value-type="date" office:date-value="2024-03-27">
            <text:p text:style-name="P1">2024-03-2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86419</text:p>
          </table:table-cell>
          <table:table-cell table:style-name="data.J1" office:value-type="date" office:date-value="2024-03-27">
            <text:p text:style-name="P1">2024-03-2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79452</text:p>
          </table:table-cell>
          <table:table-cell table:style-name="data.J1" office:value-type="date" office:date-value="2024-03-27">
            <text:p text:style-name="P1">2024-03-2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70206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22396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535658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32848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00846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798765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564915</text:p>
          </table:table-cell>
          <table:table-cell table:style-name="data.J1" office:value-type="date" office:date-value="2024-03-28">
            <text:p text:style-name="P1">2024-03-2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46126</text:p>
          </table:table-cell>
          <table:table-cell table:style-name="data.J1" office:value-type="date" office:date-value="2024-03-29">
            <text:p text:style-name="P1">2024-03-2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024339</text:p>
          </table:table-cell>
          <table:table-cell table:style-name="data.J1" office:value-type="date" office:date-value="2024-03-29">
            <text:p text:style-name="P1">2024-03-29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226566</text:p>
          </table:table-cell>
          <table:table-cell table:style-name="data.J1" office:value-type="date" office:date-value="2024-03-29">
            <text:p text:style-name="P1">2024-03-29</text:p>
          </table:table-cell>
        </table:table-row>
        <text:soft-page-break/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41593</text:p>
          </table:table-cell>
          <table:table-cell table:style-name="data.J1" office:value-type="date" office:date-value="2024-03-29">
            <text:p text:style-name="P1">2024-03-29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51682</text:p>
          </table:table-cell>
          <table:table-cell table:style-name="data.J1" office:value-type="date" office:date-value="2024-03-30">
            <text:p text:style-name="P1">2024-03-30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004966</text:p>
          </table:table-cell>
          <table:table-cell table:style-name="data.J1" office:value-type="date" office:date-value="2024-03-30">
            <text:p text:style-name="P1">2024-03-3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69214</text:p>
          </table:table-cell>
          <table:table-cell table:style-name="data.J1" office:value-type="date" office:date-value="2024-03-30">
            <text:p text:style-name="P1">2024-03-30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485564</text:p>
          </table:table-cell>
          <table:table-cell table:style-name="data.J1" office:value-type="date" office:date-value="2024-03-30">
            <text:p text:style-name="P1">2024-03-30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438446</text:p>
          </table:table-cell>
          <table:table-cell table:style-name="data.J1" office:value-type="date" office:date-value="2024-03-30">
            <text:p text:style-name="P1">2024-03-30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79698</text:p>
          </table:table-cell>
          <table:table-cell table:style-name="data.J1" office:value-type="date" office:date-value="2024-03-31">
            <text:p text:style-name="P1">2024-03-3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55495</text:p>
          </table:table-cell>
          <table:table-cell table:style-name="data.J1" office:value-type="date" office:date-value="2024-03-31">
            <text:p text:style-name="P1">2024-03-3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582783</text:p>
          </table:table-cell>
          <table:table-cell table:style-name="data.J1" office:value-type="date" office:date-value="2024-03-31">
            <text:p text:style-name="P1">2024-03-3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65511</text:p>
          </table:table-cell>
          <table:table-cell table:style-name="data.J1" office:value-type="date" office:date-value="2024-03-31">
            <text:p text:style-name="P1">2024-03-3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47077</text:p>
          </table:table-cell>
          <table:table-cell table:style-name="data.J1" office:value-type="date" office:date-value="2024-04-01">
            <text:p text:style-name="P1">2024-04-0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78767</text:p>
          </table:table-cell>
          <table:table-cell table:style-name="data.J1" office:value-type="date" office:date-value="2024-04-01">
            <text:p text:style-name="P1">2024-04-01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61105</text:p>
          </table:table-cell>
          <table:table-cell table:style-name="data.J1" office:value-type="date" office:date-value="2024-04-02">
            <text:p text:style-name="P1">2024-04-02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528650</text:p>
          </table:table-cell>
          <table:table-cell table:style-name="data.J1" office:value-type="date" office:date-value="2024-04-02">
            <text:p text:style-name="P1">2024-04-02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103424</text:p>
          </table:table-cell>
          <table:table-cell table:style-name="data.J1" office:value-type="date" office:date-value="2024-04-02">
            <text:p text:style-name="P1">2024-04-02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1081759</text:p>
          </table:table-cell>
          <table:table-cell table:style-name="data.J1" office:value-type="date" office:date-value="2024-04-02">
            <text:p text:style-name="P1">2024-04-0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86691</text:p>
          </table:table-cell>
          <table:table-cell table:style-name="data.J1" office:value-type="date" office:date-value="2024-04-03">
            <text:p text:style-name="P1">2024-04-0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610549</text:p>
          </table:table-cell>
          <table:table-cell table:style-name="data.J1" office:value-type="date" office:date-value="2024-04-03">
            <text:p text:style-name="P1">2024-04-03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700078</text:p>
          </table:table-cell>
          <table:table-cell table:style-name="data.J1" office:value-type="date" office:date-value="2024-04-03">
            <text:p text:style-name="P1">2024-04-03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777712</text:p>
          </table:table-cell>
          <table:table-cell table:style-name="data.J1" office:value-type="date" office:date-value="2024-04-03">
            <text:p text:style-name="P1">2024-04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126395</text:p>
          </table:table-cell>
          <table:table-cell table:style-name="data.J1" office:value-type="date" office:date-value="2024-04-03">
            <text:p text:style-name="P1">2024-04-0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939339</text:p>
          </table:table-cell>
          <table:table-cell table:style-name="data.J1" office:value-type="date" office:date-value="2024-04-03">
            <text:p text:style-name="P1">2024-04-03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951009</text:p>
          </table:table-cell>
          <table:table-cell table:style-name="data.J1" office:value-type="date" office:date-value="2024-04-04">
            <text:p text:style-name="P1">2024-04-0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43465</text:p>
          </table:table-cell>
          <table:table-cell table:style-name="data.J1" office:value-type="date" office:date-value="2024-04-04">
            <text:p text:style-name="P1">2024-04-04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90716</text:p>
          </table:table-cell>
          <table:table-cell table:style-name="data.J1" office:value-type="date" office:date-value="2024-04-05">
            <text:p text:style-name="P1">2024-04-0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79668</text:p>
          </table:table-cell>
          <table:table-cell table:style-name="data.J1" office:value-type="date" office:date-value="2024-04-05">
            <text:p text:style-name="P1">2024-04-05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560969</text:p>
          </table:table-cell>
          <table:table-cell table:style-name="data.J1" office:value-type="date" office:date-value="2024-04-05">
            <text:p text:style-name="P1">2024-04-05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099873</text:p>
          </table:table-cell>
          <table:table-cell table:style-name="data.J1" office:value-type="date" office:date-value="2024-04-06">
            <text:p text:style-name="P1">2024-04-0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82762</text:p>
          </table:table-cell>
          <table:table-cell table:style-name="data.J1" office:value-type="date" office:date-value="2024-04-06">
            <text:p text:style-name="P1">2024-04-06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148448</text:p>
          </table:table-cell>
          <table:table-cell table:style-name="data.J1" office:value-type="date" office:date-value="2024-04-06">
            <text:p text:style-name="P1">2024-04-06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99824</text:p>
          </table:table-cell>
          <table:table-cell table:style-name="data.J1" office:value-type="date" office:date-value="2024-04-06">
            <text:p text:style-name="P1">2024-04-06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029431</text:p>
          </table:table-cell>
          <table:table-cell table:style-name="data.J1" office:value-type="date" office:date-value="2024-04-06">
            <text:p text:style-name="P1">2024-04-06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821875</text:p>
          </table:table-cell>
          <table:table-cell table:style-name="data.J1" office:value-type="date" office:date-value="2024-04-07">
            <text:p text:style-name="P1">2024-04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875912</text:p>
          </table:table-cell>
          <table:table-cell table:style-name="data.J1" office:value-type="date" office:date-value="2024-04-07">
            <text:p text:style-name="P1">2024-04-07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1118807</text:p>
          </table:table-cell>
          <table:table-cell table:style-name="data.J1" office:value-type="date" office:date-value="2024-04-07">
            <text:p text:style-name="P1">2024-04-07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002301</text:p>
          </table:table-cell>
          <table:table-cell table:style-name="data.J1" office:value-type="date" office:date-value="2024-04-07">
            <text:p text:style-name="P1">2024-04-0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421842</text:p>
          </table:table-cell>
          <table:table-cell table:style-name="data.J1" office:value-type="date" office:date-value="2024-04-07">
            <text:p text:style-name="P1">2024-04-0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33105</text:p>
          </table:table-cell>
          <table:table-cell table:style-name="data.J1" office:value-type="date" office:date-value="2024-04-08">
            <text:p text:style-name="P1">2024-04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45264</text:p>
          </table:table-cell>
          <table:table-cell table:style-name="data.J1" office:value-type="date" office:date-value="2024-04-08">
            <text:p text:style-name="P1">2024-04-08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44993</text:p>
          </table:table-cell>
          <table:table-cell table:style-name="data.J1" office:value-type="date" office:date-value="2024-04-08">
            <text:p text:style-name="P1">2024-04-0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34343</text:p>
          </table:table-cell>
          <table:table-cell table:style-name="data.J1" office:value-type="date" office:date-value="2024-04-08">
            <text:p text:style-name="P1">2024-04-08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098520</text:p>
          </table:table-cell>
          <table:table-cell table:style-name="data.J1" office:value-type="date" office:date-value="2024-04-09">
            <text:p text:style-name="P1">2024-04-09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06708</text:p>
          </table:table-cell>
          <table:table-cell table:style-name="data.J1" office:value-type="date" office:date-value="2024-04-09">
            <text:p text:style-name="P1">2024-04-09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62889</text:p>
          </table:table-cell>
          <table:table-cell table:style-name="data.J1" office:value-type="date" office:date-value="2024-04-09">
            <text:p text:style-name="P1">2024-04-09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1094666</text:p>
          </table:table-cell>
          <table:table-cell table:style-name="data.J1" office:value-type="date" office:date-value="2024-04-09">
            <text:p text:style-name="P1">2024-04-09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455723</text:p>
          </table:table-cell>
          <table:table-cell table:style-name="data.J1" office:value-type="date" office:date-value="2024-04-09">
            <text:p text:style-name="P1">2024-04-09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64398</text:p>
          </table:table-cell>
          <table:table-cell table:style-name="data.J1" office:value-type="date" office:date-value="2024-04-09">
            <text:p text:style-name="P1">2024-04-0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73167</text:p>
          </table:table-cell>
          <table:table-cell table:style-name="data.J1" office:value-type="date" office:date-value="2024-04-10">
            <text:p text:style-name="P1">2024-04-10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50018</text:p>
          </table:table-cell>
          <table:table-cell table:style-name="data.J1" office:value-type="date" office:date-value="2024-04-10">
            <text:p text:style-name="P1">2024-04-1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13641</text:p>
          </table:table-cell>
          <table:table-cell table:style-name="data.J1" office:value-type="date" office:date-value="2024-04-10">
            <text:p text:style-name="P1">2024-04-10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491979</text:p>
          </table:table-cell>
          <table:table-cell table:style-name="data.J1" office:value-type="date" office:date-value="2024-04-11">
            <text:p text:style-name="P1">2024-04-11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643434</text:p>
          </table:table-cell>
          <table:table-cell table:style-name="data.J1" office:value-type="date" office:date-value="2024-04-11">
            <text:p text:style-name="P1">2024-04-11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529660</text:p>
          </table:table-cell>
          <table:table-cell table:style-name="data.J1" office:value-type="date" office:date-value="2024-04-11">
            <text:p text:style-name="P1">2024-04-11</text:p>
          </table:table-cell>
        </table:table-row>
        <text:soft-page-break/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865719</text:p>
          </table:table-cell>
          <table:table-cell table:style-name="data.J1" office:value-type="date" office:date-value="2024-04-11">
            <text:p text:style-name="P1">2024-04-11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27414</text:p>
          </table:table-cell>
          <table:table-cell table:style-name="data.J1" office:value-type="date" office:date-value="2024-04-11">
            <text:p text:style-name="P1">2024-04-1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31880</text:p>
          </table:table-cell>
          <table:table-cell table:style-name="data.J1" office:value-type="date" office:date-value="2024-04-11">
            <text:p text:style-name="P1">2024-04-11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130121</text:p>
          </table:table-cell>
          <table:table-cell table:style-name="data.J1" office:value-type="date" office:date-value="2024-04-12">
            <text:p text:style-name="P1">2024-04-12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782938</text:p>
          </table:table-cell>
          <table:table-cell table:style-name="data.J1" office:value-type="date" office:date-value="2024-04-12">
            <text:p text:style-name="P1">2024-04-1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1019909</text:p>
          </table:table-cell>
          <table:table-cell table:style-name="data.J1" office:value-type="date" office:date-value="2024-04-12">
            <text:p text:style-name="P1">2024-04-1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60720</text:p>
          </table:table-cell>
          <table:table-cell table:style-name="data.J1" office:value-type="date" office:date-value="2024-04-12">
            <text:p text:style-name="P1">2024-04-12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67579</text:p>
          </table:table-cell>
          <table:table-cell table:style-name="data.J1" office:value-type="date" office:date-value="2024-04-12">
            <text:p text:style-name="P1">2024-04-12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256293</text:p>
          </table:table-cell>
          <table:table-cell table:style-name="data.J1" office:value-type="date" office:date-value="2024-04-12">
            <text:p text:style-name="P1">2024-04-12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36412</text:p>
          </table:table-cell>
          <table:table-cell table:style-name="data.J1" office:value-type="date" office:date-value="2024-04-13">
            <text:p text:style-name="P1">2024-04-1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70243</text:p>
          </table:table-cell>
          <table:table-cell table:style-name="data.J1" office:value-type="date" office:date-value="2024-04-13">
            <text:p text:style-name="P1">2024-04-1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859243</text:p>
          </table:table-cell>
          <table:table-cell table:style-name="data.J1" office:value-type="date" office:date-value="2024-04-13">
            <text:p text:style-name="P1">2024-04-1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905796</text:p>
          </table:table-cell>
          <table:table-cell table:style-name="data.J1" office:value-type="date" office:date-value="2024-04-13">
            <text:p text:style-name="P1">2024-04-13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873793</text:p>
          </table:table-cell>
          <table:table-cell table:style-name="data.J1" office:value-type="date" office:date-value="2024-04-13">
            <text:p text:style-name="P1">2024-04-1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135649</text:p>
          </table:table-cell>
          <table:table-cell table:style-name="data.J1" office:value-type="date" office:date-value="2024-04-13">
            <text:p text:style-name="P1">2024-04-13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296518</text:p>
          </table:table-cell>
          <table:table-cell table:style-name="data.J1" office:value-type="date" office:date-value="2024-04-14">
            <text:p text:style-name="P1">2024-04-1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29761</text:p>
          </table:table-cell>
          <table:table-cell table:style-name="data.J1" office:value-type="date" office:date-value="2024-04-14">
            <text:p text:style-name="P1">2024-04-1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357313</text:p>
          </table:table-cell>
          <table:table-cell table:style-name="data.J1" office:value-type="date" office:date-value="2024-04-14">
            <text:p text:style-name="P1">2024-04-1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14100</text:p>
          </table:table-cell>
          <table:table-cell table:style-name="data.J1" office:value-type="date" office:date-value="2024-04-15">
            <text:p text:style-name="P1">2024-04-15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77270</text:p>
          </table:table-cell>
          <table:table-cell table:style-name="data.J1" office:value-type="date" office:date-value="2024-04-16">
            <text:p text:style-name="P1">2024-04-16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526366</text:p>
          </table:table-cell>
          <table:table-cell table:style-name="data.J1" office:value-type="date" office:date-value="2024-04-16">
            <text:p text:style-name="P1">2024-04-1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777281</text:p>
          </table:table-cell>
          <table:table-cell table:style-name="data.J1" office:value-type="date" office:date-value="2024-04-17">
            <text:p text:style-name="P1">2024-04-17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018461</text:p>
          </table:table-cell>
          <table:table-cell table:style-name="data.J1" office:value-type="date" office:date-value="2024-04-17">
            <text:p text:style-name="P1">2024-04-1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69523</text:p>
          </table:table-cell>
          <table:table-cell table:style-name="data.J1" office:value-type="date" office:date-value="2024-04-17">
            <text:p text:style-name="P1">2024-04-17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780238</text:p>
          </table:table-cell>
          <table:table-cell table:style-name="data.J1" office:value-type="date" office:date-value="2024-04-17">
            <text:p text:style-name="P1">2024-04-17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46893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11616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35231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377787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18191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262262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256772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67113</text:p>
          </table:table-cell>
          <table:table-cell table:style-name="data.J1" office:value-type="date" office:date-value="2024-04-18">
            <text:p text:style-name="P1">2024-04-18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949646</text:p>
          </table:table-cell>
          <table:table-cell table:style-name="data.J1" office:value-type="date" office:date-value="2024-04-19">
            <text:p text:style-name="P1">2024-04-1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557128</text:p>
          </table:table-cell>
          <table:table-cell table:style-name="data.J1" office:value-type="date" office:date-value="2024-04-19">
            <text:p text:style-name="P1">2024-04-1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1038153</text:p>
          </table:table-cell>
          <table:table-cell table:style-name="data.J1" office:value-type="date" office:date-value="2024-04-19">
            <text:p text:style-name="P1">2024-04-19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111406</text:p>
          </table:table-cell>
          <table:table-cell table:style-name="data.J1" office:value-type="date" office:date-value="2024-04-19">
            <text:p text:style-name="P1">2024-04-19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602064</text:p>
          </table:table-cell>
          <table:table-cell table:style-name="data.J1" office:value-type="date" office:date-value="2024-04-19">
            <text:p text:style-name="P1">2024-04-19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500541</text:p>
          </table:table-cell>
          <table:table-cell table:style-name="data.J1" office:value-type="date" office:date-value="2024-04-19">
            <text:p text:style-name="P1">2024-04-19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011937</text:p>
          </table:table-cell>
          <table:table-cell table:style-name="data.J1" office:value-type="date" office:date-value="2024-04-20">
            <text:p text:style-name="P1">2024-04-20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842862</text:p>
          </table:table-cell>
          <table:table-cell table:style-name="data.J1" office:value-type="date" office:date-value="2024-04-20">
            <text:p text:style-name="P1">2024-04-20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1124606</text:p>
          </table:table-cell>
          <table:table-cell table:style-name="data.J1" office:value-type="date" office:date-value="2024-04-20">
            <text:p text:style-name="P1">2024-04-20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1016333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924074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895118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115850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666644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714746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455889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61943</text:p>
          </table:table-cell>
          <table:table-cell table:style-name="data.J1" office:value-type="date" office:date-value="2024-04-21">
            <text:p text:style-name="P1">2024-04-21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043575</text:p>
          </table:table-cell>
          <table:table-cell table:style-name="data.J1" office:value-type="date" office:date-value="2024-04-22">
            <text:p text:style-name="P1">2024-04-22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247223</text:p>
          </table:table-cell>
          <table:table-cell table:style-name="data.J1" office:value-type="date" office:date-value="2024-04-22">
            <text:p text:style-name="P1">2024-04-22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838121</text:p>
          </table:table-cell>
          <table:table-cell table:style-name="data.J1" office:value-type="date" office:date-value="2024-04-22">
            <text:p text:style-name="P1">2024-04-22</text:p>
          </table:table-cell>
        </table:table-row>
        <text:soft-page-break/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75826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157006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1052258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466691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232946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215640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438586</text:p>
          </table:table-cell>
          <table:table-cell table:style-name="data.J1" office:value-type="date" office:date-value="2024-04-23">
            <text:p text:style-name="P1">2024-04-23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290657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952194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Atlas Strategic Systems</text:p>
          </table:table-cell>
          <table:table-cell office:value-type="string">
            <text:p text:style-name="P1">8411 Wright Court Apt. 409, Hoffmanton, IN 83226</text:p>
          </table:table-cell>
          <table:table-cell office:value-type="string">
            <text:p text:style-name="P1">Sandra Smith</text:p>
          </table:table-cell>
          <table:table-cell office:value-type="string">
            <text:p text:style-name="P1">###-###-4571</text:p>
          </table:table-cell>
          <table:table-cell office:value-type="string">
            <text:p text:style-name="P1">smith.sandra@atlassys.llc</text:p>
          </table:table-cell>
          <table:table-cell office:value-type="string">
            <text:p text:style-name="P1">Antonio Dougherty</text:p>
          </table:table-cell>
          <table:table-cell office:value-type="string">
            <text:p text:style-name="P1">###-###-0797</text:p>
          </table:table-cell>
          <table:table-cell office:value-type="string">
            <text:p text:style-name="P1">dougherty.antonio@atlassys.llc</text:p>
          </table:table-cell>
          <table:table-cell office:value-type="string">
            <text:p text:style-name="P1">ATL0988665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697505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958069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307488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747902</text:p>
          </table:table-cell>
          <table:table-cell table:style-name="data.J1" office:value-type="date" office:date-value="2024-04-24">
            <text:p text:style-name="P1">2024-04-24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1147769</text:p>
          </table:table-cell>
          <table:table-cell table:style-name="data.J1" office:value-type="date" office:date-value="2024-04-25">
            <text:p text:style-name="P1">2024-04-25</text:p>
          </table:table-cell>
        </table:table-row>
        <table:table-row table:style-name="data.1">
          <table:table-cell office:value-type="string">
            <text:p text:style-name="P1">Terraform Industries</text:p>
          </table:table-cell>
          <table:table-cell office:value-type="string">
            <text:p text:style-name="P1">095 David Harbors Apt. 836, South Danielle, FM 76557</text:p>
          </table:table-cell>
          <table:table-cell office:value-type="string">
            <text:p text:style-name="P1">Nathan Phillips</text:p>
          </table:table-cell>
          <table:table-cell office:value-type="string">
            <text:p text:style-name="P1">###-###-7243</text:p>
          </table:table-cell>
          <table:table-cell office:value-type="string">
            <text:p text:style-name="P1">nathan_84018@terraformind.com</text:p>
          </table:table-cell>
          <table:table-cell office:value-type="string">
            <text:p text:style-name="P1">Teresa Collins</text:p>
          </table:table-cell>
          <table:table-cell office:value-type="string">
            <text:p text:style-name="P1">###-###-2237</text:p>
          </table:table-cell>
          <table:table-cell office:value-type="string">
            <text:p text:style-name="P1">teresa_60911@terraformind.com</text:p>
          </table:table-cell>
          <table:table-cell office:value-type="string">
            <text:p text:style-name="P1">TER0160680</text:p>
          </table:table-cell>
          <table:table-cell table:style-name="data.J1" office:value-type="date" office:date-value="2024-04-25">
            <text:p text:style-name="P1">2024-04-25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682235</text:p>
          </table:table-cell>
          <table:table-cell table:style-name="data.J1" office:value-type="date" office:date-value="2024-04-25">
            <text:p text:style-name="P1">2024-04-25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32912</text:p>
          </table:table-cell>
          <table:table-cell table:style-name="data.J1" office:value-type="date" office:date-value="2024-04-25">
            <text:p text:style-name="P1">2024-04-25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384967</text:p>
          </table:table-cell>
          <table:table-cell table:style-name="data.J1" office:value-type="date" office:date-value="2024-04-25">
            <text:p text:style-name="P1">2024-04-25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370326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0867941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Phoenix Tactical Innovations</text:p>
          </table:table-cell>
          <table:table-cell office:value-type="string">
            <text:p text:style-name="P1">406 Simmons Summit Suite 255, Garciaborough, SD 49684</text:p>
          </table:table-cell>
          <table:table-cell office:value-type="string">
            <text:p text:style-name="P1">Steven Miller</text:p>
          </table:table-cell>
          <table:table-cell office:value-type="string">
            <text:p text:style-name="P1">###-###-2022</text:p>
          </table:table-cell>
          <table:table-cell office:value-type="string">
            <text:p text:style-name="P1">stevenm@pti.biz</text:p>
          </table:table-cell>
          <table:table-cell office:value-type="string">
            <text:p text:style-name="P1">Amanda Douglas</text:p>
          </table:table-cell>
          <table:table-cell office:value-type="string">
            <text:p text:style-name="P1">###-###-1194</text:p>
          </table:table-cell>
          <table:table-cell office:value-type="string">
            <text:p text:style-name="P1">amandad@pti.biz</text:p>
          </table:table-cell>
          <table:table-cell office:value-type="string">
            <text:p text:style-name="P1">PHO0910332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500810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Titan Aerospace Systems</text:p>
          </table:table-cell>
          <table:table-cell office:value-type="string">
            <text:p text:style-name="P1">75378 Melissa Cove Apt. 545, East Joycehaven, MP 02408</text:p>
          </table:table-cell>
          <table:table-cell office:value-type="string">
            <text:p text:style-name="P1">Tanner Flowers</text:p>
          </table:table-cell>
          <table:table-cell office:value-type="string">
            <text:p text:style-name="P1">###-###-9871</text:p>
          </table:table-cell>
          <table:table-cell office:value-type="string">
            <text:p text:style-name="P1">tannerf@titanaerospace.systems</text:p>
          </table:table-cell>
          <table:table-cell office:value-type="string">
            <text:p text:style-name="P1">Zachary Hill</text:p>
          </table:table-cell>
          <table:table-cell office:value-type="string">
            <text:p text:style-name="P1">###-###-7029</text:p>
          </table:table-cell>
          <table:table-cell office:value-type="string">
            <text:p text:style-name="P1">zacharyh@titanaerospace.systems</text:p>
          </table:table-cell>
          <table:table-cell office:value-type="string">
            <text:p text:style-name="P1">TIT0714848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181661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Ironclad Defense Technologies</text:p>
          </table:table-cell>
          <table:table-cell office:value-type="string">
            <text:p text:style-name="P1">146 Peter Mission, East Jenniferchester, WV 93666</text:p>
          </table:table-cell>
          <table:table-cell office:value-type="string">
            <text:p text:style-name="P1">Sabrina Bridges</text:p>
          </table:table-cell>
          <table:table-cell office:value-type="string">
            <text:p text:style-name="P1">###-###-1839</text:p>
          </table:table-cell>
          <table:table-cell office:value-type="string">
            <text:p text:style-name="P1">sabrinab@ironcladdefense.tech</text:p>
          </table:table-cell>
          <table:table-cell office:value-type="string">
            <text:p text:style-name="P1">Jeffrey Richard</text:p>
          </table:table-cell>
          <table:table-cell office:value-type="string">
            <text:p text:style-name="P1">###-###-6188</text:p>
          </table:table-cell>
          <table:table-cell office:value-type="string">
            <text:p text:style-name="P1">jeffreyr@ironcladdefense.tech</text:p>
          </table:table-cell>
          <table:table-cell office:value-type="string">
            <text:p text:style-name="P1">IRO0685893</text:p>
          </table:table-cell>
          <table:table-cell table:style-name="data.J1" office:value-type="date" office:date-value="2024-04-26">
            <text:p text:style-name="P1">2024-04-26</text:p>
          </table:table-cell>
        </table:table-row>
        <table:table-row table:style-name="data.1">
          <table:table-cell office:value-type="string">
            <text:p text:style-name="P1">Williams Jackson International</text:p>
          </table:table-cell>
          <table:table-cell office:value-type="string">
            <text:p text:style-name="P1">345 Stephanie Streets, Davidbury, WY 94222</text:p>
          </table:table-cell>
          <table:table-cell office:value-type="string">
            <text:p text:style-name="P1">Daniel Oneal</text:p>
          </table:table-cell>
          <table:table-cell office:value-type="string">
            <text:p text:style-name="P1">###-###-6797</text:p>
          </table:table-cell>
          <table:table-cell office:value-type="string">
            <text:p text:style-name="P1">oneal.daniel@williamsjackson.org</text:p>
          </table:table-cell>
          <table:table-cell office:value-type="string">
            <text:p text:style-name="P1">Sara Morgan</text:p>
          </table:table-cell>
          <table:table-cell office:value-type="string">
            <text:p text:style-name="P1">###-###-7780</text:p>
          </table:table-cell>
          <table:table-cell office:value-type="string">
            <text:p text:style-name="P1">morgan.sara@williamsjackson.org</text:p>
          </table:table-cell>
          <table:table-cell office:value-type="string">
            <text:p text:style-name="P1">WIL1058998</text:p>
          </table:table-cell>
          <table:table-cell table:style-name="data.J1" office:value-type="date" office:date-value="2024-04-27">
            <text:p text:style-name="P1">2024-04-27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355128</text:p>
          </table:table-cell>
          <table:table-cell table:style-name="data.J1" office:value-type="date" office:date-value="2024-04-27">
            <text:p text:style-name="P1">2024-04-27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615034</text:p>
          </table:table-cell>
          <table:table-cell table:style-name="data.J1" office:value-type="date" office:date-value="2024-04-27">
            <text:p text:style-name="P1">2024-04-27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963190</text:p>
          </table:table-cell>
          <table:table-cell table:style-name="data.J1" office:value-type="date" office:date-value="2024-04-27">
            <text:p text:style-name="P1">2024-04-27</text:p>
          </table:table-cell>
        </table:table-row>
        <table:table-row table:style-name="data.1">
          <table:table-cell office:value-type="string">
            <text:p text:style-name="P1">Guardian Armaments</text:p>
          </table:table-cell>
          <table:table-cell office:value-type="string">
            <text:p text:style-name="P1">152 Betty Brooks Apt. 799, Michaelland, IA 09770</text:p>
          </table:table-cell>
          <table:table-cell office:value-type="string">
            <text:p text:style-name="P1">Daniel Wood</text:p>
          </table:table-cell>
          <table:table-cell office:value-type="string">
            <text:p text:style-name="P1">###-###-8076</text:p>
          </table:table-cell>
          <table:table-cell office:value-type="string">
            <text:p text:style-name="P1">daniel_05803@guard.ar</text:p>
          </table:table-cell>
          <table:table-cell office:value-type="string">
            <text:p text:style-name="P1">Jasper Wright</text:p>
          </table:table-cell>
          <table:table-cell office:value-type="string">
            <text:p text:style-name="P1">###-###-3776</text:p>
          </table:table-cell>
          <table:table-cell office:value-type="string">
            <text:p text:style-name="P1">jasper_06651@guard.ar</text:p>
          </table:table-cell>
          <table:table-cell office:value-type="string">
            <text:p text:style-name="P1">GUA0899267</text:p>
          </table:table-cell>
          <table:table-cell table:style-name="data.J1" office:value-type="date" office:date-value="2024-04-27">
            <text:p text:style-name="P1">2024-04-27</text:p>
          </table:table-cell>
        </table:table-row>
        <table:table-row table:style-name="data.1">
          <table:table-cell office:value-type="string">
            <text:p text:style-name="P1">Springfield Defense Laboratories</text:p>
          </table:table-cell>
          <table:table-cell office:value-type="string">
            <text:p text:style-name="P1">20962 Barbara Plains Apt. 535, Lake Marvinbury, OR 70417</text:p>
          </table:table-cell>
          <table:table-cell office:value-type="string">
            <text:p text:style-name="P1">Christopher Silva</text:p>
          </table:table-cell>
          <table:table-cell office:value-type="string">
            <text:p text:style-name="P1">###-###-2462</text:p>
          </table:table-cell>
          <table:table-cell office:value-type="string">
            <text:p text:style-name="P1">christopher.silva@springfieldlab.org</text:p>
          </table:table-cell>
          <table:table-cell office:value-type="string">
            <text:p text:style-name="P1">Matthew Powell</text:p>
          </table:table-cell>
          <table:table-cell office:value-type="string">
            <text:p text:style-name="P1">###-###-5259</text:p>
          </table:table-cell>
          <table:table-cell office:value-type="string">
            <text:p text:style-name="P1">matthew.powell@springfieldlab.org</text:p>
          </table:table-cell>
          <table:table-cell office:value-type="string">
            <text:p text:style-name="P1">SPR0029386</text:p>
          </table:table-cell>
          <table:table-cell table:style-name="data.J1" office:value-type="date" office:date-value="2024-04-27">
            <text:p text:style-name="P1">2024-04-27</text:p>
          </table:table-cell>
        </table:table-row>
        <table:table-row table:style-name="data.1">
          <table:table-cell office:value-type="string">
            <text:p text:style-name="P1">Aerospace Dynamics</text:p>
          </table:table-cell>
          <table:table-cell office:value-type="string">
            <text:p text:style-name="P1">8474 Rosales Vista, Lake Carmen, VT 05429</text:p>
          </table:table-cell>
          <table:table-cell office:value-type="string">
            <text:p text:style-name="P1">Gabriel Collier</text:p>
          </table:table-cell>
          <table:table-cell office:value-type="string">
            <text:p text:style-name="P1">###-###-8386</text:p>
          </table:table-cell>
          <table:table-cell office:value-type="string">
            <text:p text:style-name="P1">collier.gabriel@aerospacedyn.com</text:p>
          </table:table-cell>
          <table:table-cell office:value-type="string">
            <text:p text:style-name="P1">Cynthia Williams</text:p>
          </table:table-cell>
          <table:table-cell office:value-type="string">
            <text:p text:style-name="P1">###-###-4386</text:p>
          </table:table-cell>
          <table:table-cell office:value-type="string">
            <text:p text:style-name="P1">williams.cynthia@aerospacedyn.com</text:p>
          </table:table-cell>
          <table:table-cell office:value-type="string">
            <text:p text:style-name="P1">AER0452653</text:p>
          </table:table-cell>
          <table:table-cell table:style-name="data.J1" office:value-type="date" office:date-value="2024-04-28">
            <text:p text:style-name="P1">2024-04-28</text:p>
          </table:table-cell>
        </table:table-row>
        <table:table-row table:style-name="data.1">
          <table:table-cell office:value-type="string">
            <text:p text:style-name="P1">Cerberus Defense Solutions</text:p>
          </table:table-cell>
          <table:table-cell office:value-type="string">
            <text:p text:style-name="P1">16963 Jonathan Forks, Melissaburgh, MH 54366</text:p>
          </table:table-cell>
          <table:table-cell office:value-type="string">
            <text:p text:style-name="P1">Maria Sanders</text:p>
          </table:table-cell>
          <table:table-cell office:value-type="string">
            <text:p text:style-name="P1">###-###-3669</text:p>
          </table:table-cell>
          <table:table-cell office:value-type="string">
            <text:p text:style-name="P1">sanders.maria@cerberussol.com</text:p>
          </table:table-cell>
          <table:table-cell office:value-type="string">
            <text:p text:style-name="P1">Ethan Walters</text:p>
          </table:table-cell>
          <table:table-cell office:value-type="string">
            <text:p text:style-name="P1">###-###-1069</text:p>
          </table:table-cell>
          <table:table-cell office:value-type="string">
            <text:p text:style-name="P1">walters.ethan@cerberussol.com</text:p>
          </table:table-cell>
          <table:table-cell office:value-type="string">
            <text:p text:style-name="P1">CER0038955</text:p>
          </table:table-cell>
          <table:table-cell table:style-name="data.J1" office:value-type="date" office:date-value="2024-04-28">
            <text:p text:style-name="P1">2024-04-28</text:p>
          </table:table-cell>
        </table:table-row>
        <table:table-row table:style-name="data.1">
          <table:table-cell office:value-type="string">
            <text:p text:style-name="P1">Aegis Defense Solutions</text:p>
          </table:table-cell>
          <table:table-cell office:value-type="string">
            <text:p text:style-name="P1">66677 Williams Passage, Johnsonland, UT 06877</text:p>
          </table:table-cell>
          <table:table-cell office:value-type="string">
            <text:p text:style-name="P1">Brandon Howard</text:p>
          </table:table-cell>
          <table:table-cell office:value-type="string">
            <text:p text:style-name="P1">###-###-0081</text:p>
          </table:table-cell>
          <table:table-cell office:value-type="string">
            <text:p text:style-name="P1">brandon_76056@aegissolutions.ltd</text:p>
          </table:table-cell>
          <table:table-cell office:value-type="string">
            <text:p text:style-name="P1">Tara Hunter</text:p>
          </table:table-cell>
          <table:table-cell office:value-type="string">
            <text:p text:style-name="P1">###-###-8405</text:p>
          </table:table-cell>
          <table:table-cell office:value-type="string">
            <text:p text:style-name="P1">tara_68723@aegissolutions.ltd</text:p>
          </table:table-cell>
          <table:table-cell office:value-type="string">
            <text:p text:style-name="P1">AEG0217167</text:p>
          </table:table-cell>
          <table:table-cell table:style-name="data.J1" office:value-type="date" office:date-value="2024-04-28">
            <text:p text:style-name="P1">2024-04-28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853087</text:p>
          </table:table-cell>
          <table:table-cell table:style-name="data.J1" office:value-type="date" office:date-value="2024-04-29">
            <text:p text:style-name="P1">2024-04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438005</text:p>
          </table:table-cell>
          <table:table-cell table:style-name="data.J1" office:value-type="date" office:date-value="2024-04-29">
            <text:p text:style-name="P1">2024-04-29</text:p>
          </table:table-cell>
        </table:table-row>
        <table:table-row table:style-name="data.1">
          <table:table-cell office:value-type="string">
            <text:p text:style-name="P1">Sentinel Security Group</text:p>
          </table:table-cell>
          <table:table-cell office:value-type="string">
            <text:p text:style-name="P1">4882 James Tunnel Apt. 980, West Jacobhaven, ID 10366</text:p>
          </table:table-cell>
          <table:table-cell office:value-type="string">
            <text:p text:style-name="P1">Kara Cooper</text:p>
          </table:table-cell>
          <table:table-cell office:value-type="string">
            <text:p text:style-name="P1">###-###-3726</text:p>
          </table:table-cell>
          <table:table-cell office:value-type="string">
            <text:p text:style-name="P1">kcooper19307@sentinelgroup.consulting</text:p>
          </table:table-cell>
          <table:table-cell office:value-type="string">
            <text:p text:style-name="P1">Michael Montgomery</text:p>
          </table:table-cell>
          <table:table-cell office:value-type="string">
            <text:p text:style-name="P1">###-###-9639</text:p>
          </table:table-cell>
          <table:table-cell office:value-type="string">
            <text:p text:style-name="P1">mmontgomery13781@sentinelgroup.consulting</text:p>
          </table:table-cell>
          <table:table-cell office:value-type="string">
            <text:p text:style-name="P1">SEN0140544</text:p>
          </table:table-cell>
          <table:table-cell table:style-name="data.J1" office:value-type="date" office:date-value="2024-04-29">
            <text:p text:style-name="P1">2024-04-29</text:p>
          </table:table-cell>
        </table:table-row>
        <table:table-row table:style-name="data.1">
          <table:table-cell office:value-type="string">
            <text:p text:style-name="P1">Vanguard Technologies</text:p>
          </table:table-cell>
          <table:table-cell office:value-type="string">
            <text:p text:style-name="P1">213 Wolf Park Apt. 499, Lake Sarah, MT 87390</text:p>
          </table:table-cell>
          <table:table-cell office:value-type="string">
            <text:p text:style-name="P1">Cheryl Jackson</text:p>
          </table:table-cell>
          <table:table-cell office:value-type="string">
            <text:p text:style-name="P1">###-###-6135</text:p>
          </table:table-cell>
          <table:table-cell office:value-type="string">
            <text:p text:style-name="P1">cherylj@vanguardtechnologies.ltd</text:p>
          </table:table-cell>
          <table:table-cell office:value-type="string">
            <text:p text:style-name="P1">Christopher Johnson</text:p>
          </table:table-cell>
          <table:table-cell office:value-type="string">
            <text:p text:style-name="P1">###-###-0411</text:p>
          </table:table-cell>
          <table:table-cell office:value-type="string">
            <text:p text:style-name="P1">christopherj@vanguardtechnologies.ltd</text:p>
          </table:table-cell>
          <table:table-cell office:value-type="string">
            <text:p text:style-name="P1">VAN0636489</text:p>
          </table:table-cell>
          <table:table-cell table:style-name="data.J1" office:value-type="date" office:date-value="2024-04-30">
            <text:p text:style-name="P1">2024-04-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Default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7T16:43:29.538627510</meta:creation-date>
    <meta:editing-duration>PT12M26S</meta:editing-duration>
    <meta:editing-cycles>2</meta:editing-cycles>
    <dc:date>2024-09-17T17:06:09.485043579</dc:date>
    <meta:document-statistic meta:table-count="1" meta:image-count="0" meta:object-count="0" meta:page-count="22" meta:paragraph-count="11520" meta:word-count="23559" meta:character-count="234400" meta:non-whitespace-character-count="222362"/>
  </office:meta>
</office:document-meta>
</file>